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image-width="0cm" draw:fill-image-height="0cm" fo:min-height="8.129cm" fo:min-width="16.63cm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auto-grow-height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none" draw:fill="none" draw:fill-color="#00cc99" draw:textarea-horizontal-align="justify" draw:textarea-vertical-align="middle" draw:auto-grow-height="tru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106cm" svg:stroke-color="#000000" draw:marker-end="msArrowEnd_20_6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62cm" svg:stroke-color="#000000" draw:stroke-linejoin="miter" draw:fill="solid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062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draw:fill="solid" draw:fill-color="#ffffff" draw:textarea-horizontal-align="center" draw:textarea-vertical-align="middle" draw:auto-grow-height="false" fo:padding-top="0cm" fo:padding-bottom="0cm" fo:padding-left="0cm" fo:padding-right="0cm" fo:wrap-option="wrap"/>
    </style:style>
    <style:style style:name="gr14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none"/>
    </style:style>
    <style:style style:name="gr16" style:family="graphic" style:parent-style-name="standard">
      <style:graphic-properties draw:stroke="solid" svg:stroke-width="0.106cm" svg:stroke-color="#000000" draw:marker-end="Arrowheads_20_1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106cm" svg:stroke-color="#000000" draw:marker-end="Arrowheads_20_2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106cm" svg:stroke-color="#000000" draw:marker-end="Arrowheads_20_3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106cm" svg:stroke-color="#000000" draw:marker-end="Arrowheads_20_4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solid" svg:stroke-width="0.106cm" svg:stroke-color="#000000" draw:marker-end="Arrowheads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solid" svg:stroke-width="0.106cm" svg:stroke-color="#000000" draw:marker-end="Arrowheads_20_6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106cm" svg:stroke-color="#000000" draw:marker-end="Arrowheads_20_7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solid" svg:stroke-width="0.106cm" svg:stroke-color="#000000" draw:marker-end="Arrowheads_20_8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solid" svg:stroke-width="0.106cm" svg:stroke-color="#000000" draw:marker-end="Arrowheads_20_9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subtitle">
      <style:graphic-properties draw:fill-color="#ffffff" fo:min-height="14.859cm"/>
    </style:style>
    <style:style style:name="pr2" style:family="presentation" style:parent-style-name="Default-notes">
      <style:graphic-properties draw:fill-color="#ffffff" fo:min-height="11.431cm"/>
    </style:style>
    <style:style style:name="pr3" style:family="presentation" style:parent-style-name="Default-notes">
      <style:graphic-properties draw:fill-color="#ffffff" fo:min-height="11.432cm"/>
    </style:style>
    <style:style style:name="P1" style:family="paragraph">
      <style:paragraph-properties fo:text-align="center"/>
      <style:text-properties fo:font-size="96pt"/>
    </style:style>
    <style:style style:name="P2" style:family="paragraph">
      <style:paragraph-properties fo:margin-left="0cm" fo:margin-right="0cm" fo:margin-top="1.94cm" fo:margin-bottom="0cm" fo:text-align="center" fo:text-indent="0cm"/>
      <style:text-properties fo:color="#0000ff" fo:font-size="96pt" style:text-underline-style="solid" style:text-underline-width="auto" style:text-underline-color="font-color" style:font-size-asian="96pt" style:font-size-complex="96pt"/>
    </style:style>
    <style:style style:name="P3" style:family="paragraph">
      <style:text-properties fo:font-size="12pt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2.579cm" fo:margin-bottom="0cm" fo:text-align="center" fo:text-indent="0cm"/>
    </style:style>
    <style:style style:name="P9" style:family="paragraph">
      <style:paragraph-properties style:writing-mode="lr-tb" style:font-independent-line-spacing="true"/>
      <style:text-properties fo:font-size="96pt" style:text-underline-style="solid" style:text-underline-width="auto" style:text-underline-color="font-color" fo:font-weight="normal" style:font-size-asian="96pt" style:font-weight-asian="normal" style:font-size-complex="96pt" style:font-weight-complex="normal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0000ff" fo:font-size="96pt" fo:font-style="normal" style:text-underline-style="solid" style:text-underline-width="auto" style:text-underline-color="font-color" style:font-size-asian="96pt" style:font-style-asian="normal" style:font-size-complex="96pt" style:font-style-complex="normal"/>
    </style:style>
    <style:style style:name="T1" style:family="text">
      <style:text-properties fo:color="#000080" fo:font-size="80pt" fo:font-weight="bold" style:font-size-asian="38pt" style:font-size-complex="38pt"/>
    </style:style>
    <style:style style:name="T2" style:family="text">
      <style:text-properties fo:color="#0000ff" fo:font-size="96pt" style:text-underline-style="solid" style:text-underline-width="auto" style:text-underline-color="font-color" style:font-size-asian="96pt" style:font-size-complex="96pt"/>
    </style:style>
    <style:style style:name="T3" style:family="text">
      <style:text-properties fo:color="#00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fo:font-family="'Courier New'" style:font-family-generic="modern" style:font-pitch="fixed" fo:font-size="20pt" fo:language="es" fo:country="ES" fo:font-weight="bold" style:font-size-asian="20pt" style:font-weight-asian="bold" style:font-size-complex="20pt" style:font-weight-complex="bold"/>
    </style:style>
    <style:style style:name="T5" style:family="text">
      <style:text-properties fo:font-size="20pt" fo:language="es" fo:country="ES" style:font-size-asian="20pt" style:font-size-complex="20pt"/>
    </style:style>
    <style:style style:name="T6" style:family="text">
      <style:text-properties fo:font-size="20pt" fo:language="en" fo:country="US" style:font-size-asian="20pt" style:font-size-complex="20pt"/>
    </style:style>
    <style:style style:name="T7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8" style:family="text">
      <style:text-properties fo:color="#3333cc" fo:font-size="96pt" style:text-underline-style="solid" style:text-underline-width="auto" style:text-underline-color="font-color" fo:font-weight="normal" style:font-size-asian="96pt" style:font-weight-asian="normal" style:font-size-complex="96pt" style:font-weight-complex="normal"/>
    </style:style>
    <style:style style:name="T9" style:family="text">
      <style:text-properties fo:font-size="32pt" fo:language="en" fo:country="US" style:font-size-asian="32pt" style:font-size-complex="32pt"/>
    </style:style>
    <style:style style:name="T10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2" style:family="text">
      <style:text-properties fo:color="#0000ff" fo:font-size="96pt" fo:font-style="normal" style:text-underline-style="solid" style:text-underline-width="auto" style:text-underline-color="font-color" style:font-size-asian="96pt" style:font-style-asian="normal" style:font-size-complex="96pt" style:font-style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1.59cm" svg:height="14.859cm" svg:x="1.905cm" svg:y="1.692cm" presentation:class="subtitle">
          <draw:text-box>
            <text:p><text:span text:style-name="T1">Colas Compactas</text:span></text:p>
            <text:p>Por el Ing. Osvaldo Pin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custom-shape draw:style-name="gr2" draw:text-style-name="P2" draw:layer="layout" svg:width="17.13cm" svg:height="8.379cm" svg:x="4.135cm" svg:y="5.336cm">
          <text:list text:style-name="L2">
            <text:list-item>
              <text:p text:style-name="P1"><text:span text:style-name="T2">COLA</text:span></text:p>
            </text:list-item>
            <text:list-item>
              <text:p text:style-name="P1"><text:span text:style-name="T2">BUFFER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" presentation:class="page"/>
          <draw:frame presentation:style-name="pr3" draw:text-style-name="P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3" draw:text-style-name="P5" xml:id="id1" draw:id="id1" draw:layer="layout" svg:width="15.742cm" svg:height="1.108cm" svg:x="0.309cm" svg:y="0.013cm">
          <text:list text:style-name="L2">
            <text:list-header>
              <text:p text:style-name="P4"><text:span text:style-name="T3">void ingresa(int *pr,int *ul,int *d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0.925cm" svg:height="1.108cm" svg:x="0.309cm" svg:y="1.133cm">
          <text:list text:style-name="L2">
            <text:list-header>
              <text:p text:style-name="P4"><text:span text:style-name="T3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4.312cm" svg:height="1.108cm" svg:x="0.309cm" svg:y="2.253cm">
          <text:list text:style-name="L2">
            <text:list-header>
              <text:p text:style-name="P4"><text:span text:style-name="T3"><text:s text:c="2"/></text:span><text:span text:style-name="T3">char k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2.619cm" svg:height="1.108cm" svg:x="0.308cm" svg:y="3.373cm">
          <text:list text:style-name="L2">
            <text:list-header>
              <text:p text:style-name="P4"><text:span text:style-name="T4"><text:s text:c="2"/></text:span><text:span text:style-name="T4">do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xml:id="id5" draw:id="id5" draw:layer="layout" svg:width="5.582cm" svg:height="1.108cm" svg:x="0.309cm" svg:y="4.494cm">
          <text:list text:style-name="L2">
            <text:list-header>
              <text:p text:style-name="P4"><text:span text:style-name="T3"><text:s text:c="4"/></text:span><text:span text:style-name="T3">(*pr)++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xml:id="id8" draw:id="id8" draw:layer="layout" svg:width="6.852cm" svg:height="1.108cm" svg:x="0.309cm" svg:y="5.614cm">
          <text:list text:style-name="L2">
            <text:list-header>
              <text:p text:style-name="P4"><text:span text:style-name="T3"><text:s text:c="4"/></text:span><text:span text:style-name="T3">if(*pr&gt;MAX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618cm" svg:height="1.108cm" svg:x="0.309cm" svg:y="6.734cm">
          <text:list text:style-name="L2">
            <text:list-header>
              <text:p text:style-name="P4"><text:span text:style-name="T3"><text:s text:c="4"/></text:span><text:span text:style-name="T3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3.625cm" svg:height="1.108cm" svg:x="0.309cm" svg:y="7.854cm">
          <text:list text:style-name="L2">
            <text:list-header>
              <text:p text:style-name="P4"><text:span text:style-name="T3"><text:s text:c="6"/></text:span><text:span text:style-name="T3">printf("\n\nCola llena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429cm" svg:height="1.108cm" svg:x="0.308cm" svg:y="8.974cm">
          <text:list text:style-name="L2">
            <text:list-header>
              <text:p text:style-name="P4"><text:span text:style-name="T3"><text:s text:c="6"/></text:span><text:span text:style-name="T3">(*pr)--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005cm" svg:height="1.108cm" svg:x="0.309cm" svg:y="10.094cm">
          <text:list text:style-name="L2">
            <text:list-header>
              <text:p text:style-name="P4"><text:span text:style-name="T3"><text:s text:c="6"/></text:span><text:span text:style-name="T3">return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618cm" svg:height="1.108cm" svg:x="0.309cm" svg:y="11.214cm">
          <text:list text:style-name="L2">
            <text:list-header>
              <text:p text:style-name="P4"><text:span text:style-name="T3"><text:s text:c="4"/></text:span><text:span text:style-name="T3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xml:id="id9" draw:id="id9" draw:layer="layout" svg:width="15.318cm" svg:height="1.108cm" svg:x="0.309cm" svg:y="12.334cm">
          <text:list text:style-name="L2">
            <text:list-header>
              <text:p text:style-name="P4"><text:span text:style-name="T3"><text:s text:c="4"/></text:span><text:span text:style-name="T3">printf("\nIngrese el dato : 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xml:id="id10" draw:id="id10" draw:layer="layout" svg:width="11.508cm" svg:height="1.108cm" svg:x="0.309cm" svg:y="13.454cm">
          <text:list text:style-name="L2">
            <text:list-header>
              <text:p text:style-name="P4"><text:span text:style-name="T3"><text:s text:c="4"/></text:span><text:span text:style-name="T3">scanf("%d",&amp;d[*pr-1]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xml:id="id12" draw:id="id12" draw:layer="layout" svg:width="16.588cm" svg:height="1.108cm" svg:x="0.309cm" svg:y="14.574cm">
          <text:list text:style-name="L2">
            <text:list-header>
              <text:p text:style-name="P4"><text:span text:style-name="T3"><text:s text:c="4"/></text:span><text:span text:style-name="T3">printf("\nOtro dato ( S / N )? 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xml:id="id13" draw:id="id13" draw:layer="layout" svg:width="10.662cm" svg:height="1.108cm" svg:x="0.309cm" svg:y="15.694cm">
          <text:list text:style-name="L2">
            <text:list-header>
              <text:p text:style-name="P4"><text:span text:style-name="T3"><text:s text:c="4"/></text:span><text:span text:style-name="T3">k=toupper(getche()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xml:id="id14" draw:id="id14" draw:layer="layout" svg:width="7.699cm" svg:height="1.108cm" svg:x="0.308cm" svg:y="16.814cm">
          <text:list text:style-name="L2">
            <text:list-header>
              <text:p text:style-name="P4"><text:span text:style-name="T3"><text:s text:c="2"/></text:span><text:span text:style-name="T3">}while(k=='S'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xml:id="id19" draw:id="id19" draw:layer="layout" svg:width="0.925cm" svg:height="1.108cm" svg:x="0.309cm" svg:y="17.934cm">
          <text:list text:style-name="L2">
            <text:list-header>
              <text:p text:style-name="P4"><text:span text:style-name="T4">}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17" draw:id="id17">
          <draw:custom-shape draw:style-name="gr4" draw:text-style-name="P5" draw:layer="layout" svg:width="2.623cm" svg:height="0.763cm" svg:x="22.207cm" svg:y="5.177cm">
            <text:list text:style-name="L2">
              <text:list-header>
                <text:p text:style-name="P6"><text:span text:style-name="T5">ingresa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5" draw:text-style-name="P7" draw:layer="layout" svg:x1="22.339cm" svg:y1="5.724cm" svg:x2="21.576cm" svg:y2="5.724cm">
            <text:p/>
          </draw:line>
        </draw:g>
        <draw:g>
          <draw:custom-shape draw:style-name="gr6" draw:text-style-name="P5" draw:layer="layout" svg:width="1.27cm" svg:height="1.27cm" draw:transform="rotate (-1.5707963267949) translate (21.572cm 1.367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7cm" svg:height="1.27cm" draw:transform="rotate (-1.5707963267949) translate (21.572cm 2.637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7cm" svg:height="1.27cm" draw:transform="rotate (-1.5707963267949) translate (21.572cm 3.907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7cm" svg:height="1.27cm" draw:transform="rotate (-1.5707963267949) translate (21.572cm 5.177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7cm" svg:height="1.27cm" draw:transform="rotate (-1.5707963267949) translate (21.577cm 6.447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7cm" svg:height="1.27cm" draw:transform="rotate (-1.5707963267949) translate (21.577cm 7.717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7cm" svg:height="1.27cm" draw:transform="rotate (-1.5707963267949) translate (21.577cm 8.987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7cm" svg:height="1.27cm" draw:transform="rotate (-1.5707963267949) translate (21.577cm 10.257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5" draw:layer="layout" svg:width="2.652cm" svg:height="0.727cm" svg:x="17.101cm" svg:y="1.363cm">
            <text:list text:style-name="L2">
              <text:list-header>
                <text:p text:style-name="P6"><text:span text:style-name="T6">extrae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5" draw:text-style-name="P7" draw:layer="layout" svg:x1="19.432cm" svg:y1="1.964cm" svg:x2="20.301cm" svg:y2="1.964cm">
            <text:p/>
          </draw:line>
        </draw:g>
        <draw:custom-shape draw:style-name="gr7" draw:text-style-name="P5" xml:id="id11" draw:id="id11" draw:layer="layout" svg:width="1.001cm" svg:height="1.001cm" svg:x="20.443cm" svg:y="1.499cm">
          <text:list text:style-name="L2">
            <text:list-header>
              <text:p text:style-name="P6"><text:span text:style-name="T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5" xml:id="id16" draw:id="id16" draw:layer="layout" svg:width="1.001cm" svg:height="1.001cm" svg:x="20.443cm" svg:y="2.796cm">
          <text:list text:style-name="L2">
            <text:list-header>
              <text:p text:style-name="P6"><text:span text:style-name="T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5" xml:id="id18" draw:id="id18" draw:layer="layout" svg:width="1.001cm" svg:height="1.001cm" svg:x="20.443cm" svg:y="4.048cm">
          <text:list text:style-name="L2">
            <text:list-header>
              <text:p text:style-name="P6"><text:span text:style-name="T7">3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5" draw:id="id15">
          <draw:custom-shape draw:style-name="gr4" draw:text-style-name="P5" draw:layer="layout" svg:width="2.623cm" svg:height="0.763cm" svg:x="22.207cm" svg:y="3.925cm">
            <text:list text:style-name="L2">
              <text:list-header>
                <text:p text:style-name="P6"><text:span text:style-name="T5">ingresa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5" draw:text-style-name="P7" draw:layer="layout" svg:x1="22.339cm" svg:y1="4.472cm" svg:x2="21.576cm" svg:y2="4.472cm">
            <text:p/>
          </draw:line>
        </draw:g>
        <draw:g xml:id="id7" draw:id="id7">
          <draw:custom-shape draw:style-name="gr4" draw:text-style-name="P5" draw:layer="layout" svg:width="2.623cm" svg:height="0.763cm" svg:x="22.207cm" svg:y="2.725cm">
            <text:list text:style-name="L2">
              <text:list-header>
                <text:p text:style-name="P6"><text:span text:style-name="T5">ingresa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5" draw:text-style-name="P7" draw:layer="layout" svg:x1="22.339cm" svg:y1="3.272cm" svg:x2="21.576cm" svg:y2="3.272cm">
            <text:p/>
          </draw:line>
        </draw:g>
        <draw:g xml:id="id6" draw:id="id6">
          <draw:custom-shape draw:style-name="gr4" draw:text-style-name="P5" draw:layer="layout" svg:width="2.623cm" svg:height="0.762cm" svg:x="22.207cm" svg:y="1.363cm">
            <text:list text:style-name="L2">
              <text:list-header>
                <text:p text:style-name="P6"><text:span text:style-name="T5">ingresa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5" draw:text-style-name="P7" draw:layer="layout" svg:x1="22.339cm" svg:y1="1.909cm" svg:x2="21.576cm" svg:y2="1.909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3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4" smil:attributeName="color" smil:to="#000000"/>
                </anim:par>
                <anim:par smil:begin="1s" presentation:node-type="with-previous" presentation:group-id="0" presentation:preset-class="emphasis" presentation:preset-id="ooo-emphasis-font-color" presentation:preset-sub-type="1">
                  <anim:set smil:dur="indefinite" smil:targetElement="id5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5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8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8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9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9" smil:attributeName="color" smil:to="#000000"/>
                </anim:par>
                <anim:par smil:begin="1s" presentation:node-type="with-previous" presentation:group-id="0" presentation:preset-class="emphasis" presentation:preset-id="ooo-emphasis-font-color" presentation:preset-sub-type="1">
                  <anim:set smil:dur="indefinite" smil:targetElement="id10" smil:attributeName="color" smil:to="#ff3300"/>
                </anim:par>
                <anim:par smil:begin="1.5s" smil:fill="hold" presentation:node-type="with-previous" presentation:group-id="0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3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4" smil:attributeName="color" smil:to="#000000"/>
                </anim:par>
                <anim:par smil:begin="1s" presentation:node-type="with-previous" presentation:group-id="2" presentation:preset-class="emphasis" presentation:preset-id="ooo-emphasis-font-color" presentation:preset-sub-type="1">
                  <anim:set smil:dur="indefinite" smil:targetElement="id5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3s" smil:fill="hold" smil:repeatCount="1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5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8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8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9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9" smil:attributeName="color" smil:to="#000000"/>
                </anim:par>
                <anim:par smil:begin="1s" presentation:node-type="with-previous" presentation:group-id="2" presentation:preset-class="emphasis" presentation:preset-id="ooo-emphasis-font-color" presentation:preset-sub-type="1">
                  <anim:set smil:dur="indefinite" smil:targetElement="id10" smil:attributeName="color" smil:to="#ff3300"/>
                </anim:par>
                <anim:par smil:begin="1.5s" smil:fill="hold" presentation:node-type="with-previous" presentation:group-id="0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0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2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3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4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4" smil:attributeName="color" smil:to="#000000"/>
                </anim:par>
                <anim:par smil:begin="1s" presentation:node-type="with-previous" presentation:group-id="4" presentation:preset-class="emphasis" presentation:preset-id="ooo-emphasis-font-color" presentation:preset-sub-type="1">
                  <anim:set smil:dur="indefinite" smil:targetElement="id5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5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8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8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9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9" smil:attributeName="color" smil:to="#000000"/>
                </anim:par>
                <anim:par smil:begin="1s" presentation:node-type="with-previous" presentation:group-id="4" presentation:preset-class="emphasis" presentation:preset-id="ooo-emphasis-font-color" presentation:preset-sub-type="1">
                  <anim:set smil:dur="indefinite" smil:targetElement="id10" smil:attributeName="color" smil:to="#ff3300"/>
                </anim:par>
                <anim:par smil:begin="1.5s" smil:fill="hold" presentation:node-type="with-previous" presentation:group-id="0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0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2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3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4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9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9" smil:attributeName="color" smil:to="#000000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g>
          <draw:g>
            <draw:custom-shape draw:style-name="gr6" draw:text-style-name="P5" draw:layer="layout" svg:width="1.27cm" svg:height="1.269cm" draw:transform="rotate (-1.5707963267949) translate (22.073cm 4.128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1.27cm" svg:height="1.269cm" draw:transform="rotate (-1.5707963267949) translate (22.073cm 5.398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1.27cm" svg:height="1.269cm" draw:transform="rotate (-1.5707963267949) translate (22.073cm 6.668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1.27cm" svg:height="1.269cm" draw:transform="rotate (-1.5707963267949) translate (22.073cm 7.938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1.27cm" svg:height="1.269cm" draw:transform="rotate (-1.5707963267949) translate (22.077cm 9.208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1.27cm" svg:height="1.269cm" draw:transform="rotate (-1.5707963267949) translate (22.077cm 10.478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1.27cm" svg:height="1.269cm" draw:transform="rotate (-1.5707963267949) translate (22.077cm 11.748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1.27cm" svg:height="1.269cm" draw:transform="rotate (-1.5707963267949) translate (22.077cm 13.018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5" draw:layer="layout" svg:width="2.623cm" svg:height="0.763cm" svg:x="22.762cm" svg:y="8.021cm">
              <text:list text:style-name="L2">
                <text:list-header>
                  <text:p text:style-name="P6"><text:span text:style-name="T5">ingresa</text:span></text:p>
                </text:list-header>
              </text:list>
              <draw:enhanced-geometry svg:viewBox="0 0 21600 21600" draw:mirror-horizontal="true" draw:type="mso-spt202" draw:enhanced-path="M 0 0 L 21600 0 21600 21600 0 21600 0 0 Z N"/>
            </draw:custom-shape>
            <draw:line draw:style-name="gr5" draw:text-style-name="P7" draw:layer="layout" svg:x1="22.894cm" svg:y1="8.568cm" svg:x2="22.131cm" svg:y2="8.568cm">
              <text:p/>
            </draw:line>
          </draw:g>
        </draw:g>
        <draw:g xml:id="id28" draw:id="id28">
          <draw:custom-shape draw:style-name="gr4" draw:text-style-name="P5" draw:layer="layout" svg:width="2.328cm" svg:height="0.762cm" svg:x="17.992cm" svg:y="4.004cm">
            <text:list text:style-name="L2">
              <text:list-header>
                <text:p text:style-name="P6"><text:span text:style-name="T6">extrae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5" draw:text-style-name="P7" draw:layer="layout" svg:x1="20.038cm" svg:y1="4.634cm" svg:x2="20.801cm" svg:y2="4.634cm">
            <text:p/>
          </draw:line>
        </draw:g>
        <draw:custom-shape draw:style-name="gr7" draw:text-style-name="P5" xml:id="id26" draw:id="id26" draw:layer="layout" svg:width="0.759cm" svg:height="0.763cm" svg:x="21.043cm" svg:y="4.339cm">
          <text:list text:style-name="L2">
            <text:list-header>
              <text:p text:style-name="P6"><text:span text:style-name="T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5" xml:id="id33" draw:id="id33" draw:layer="layout" svg:width="0.759cm" svg:height="0.763cm" svg:x="21.043cm" svg:y="5.609cm">
          <text:list text:style-name="L2">
            <text:list-header>
              <text:p text:style-name="P6"><text:span text:style-name="T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5" xml:id="id35" draw:id="id35" draw:layer="layout" svg:width="0.759cm" svg:height="0.763cm" svg:x="21.043cm" svg:y="6.963cm">
          <text:list text:style-name="L2">
            <text:list-header>
              <text:p text:style-name="P6"><text:span text:style-name="T7">3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9" draw:id="id29">
          <draw:custom-shape draw:style-name="gr4" draw:text-style-name="P5" draw:layer="layout" svg:width="2.328cm" svg:height="0.762cm" svg:x="17.992cm" svg:y="5.375cm">
            <text:list text:style-name="L2">
              <text:list-header>
                <text:p text:style-name="P6"><text:span text:style-name="T6">extrae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5" draw:text-style-name="P7" draw:layer="layout" svg:x1="20.038cm" svg:y1="6.005cm" svg:x2="20.801cm" svg:y2="6.005cm">
            <text:p/>
          </draw:line>
        </draw:g>
        <draw:g xml:id="id34" draw:id="id34">
          <draw:custom-shape draw:style-name="gr4" draw:text-style-name="P5" draw:layer="layout" svg:width="2.328cm" svg:height="0.762cm" svg:x="17.992cm" svg:y="6.645cm">
            <text:list text:style-name="L2">
              <text:list-header>
                <text:p text:style-name="P6"><text:span text:style-name="T6">extrae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5" draw:text-style-name="P7" draw:layer="layout" svg:x1="20.038cm" svg:y1="7.275cm" svg:x2="20.801cm" svg:y2="7.275cm">
            <text:p/>
          </draw:line>
        </draw:g>
        <draw:g xml:id="id36" draw:id="id36">
          <draw:custom-shape draw:style-name="gr4" draw:text-style-name="P5" draw:layer="layout" svg:width="2.328cm" svg:height="0.762cm" svg:x="17.992cm" svg:y="8.043cm">
            <text:list text:style-name="L2">
              <text:list-header>
                <text:p text:style-name="P6"><text:span text:style-name="T6">extrae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5" draw:text-style-name="P7" draw:layer="layout" svg:x1="20.038cm" svg:y1="8.673cm" svg:x2="20.801cm" svg:y2="8.673cm">
            <text:p/>
          </draw:line>
        </draw:g>
        <draw:custom-shape draw:style-name="gr3" draw:text-style-name="P5" xml:id="id20" draw:id="id20" draw:layer="layout" svg:width="14.049cm" svg:height="1.108cm" svg:x="0.502cm" svg:y="0.154cm">
          <text:list text:style-name="L2">
            <text:list-header>
              <text:p text:style-name="P4"><text:span text:style-name="T3">void lee(int *pr,int *ul,int *d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xml:id="id21" draw:id="id21" draw:layer="layout" svg:width="0.925cm" svg:height="1.108cm" svg:x="0.503cm" svg:y="1.411cm">
          <text:list text:style-name="L2">
            <text:list-header>
              <text:p text:style-name="P4"><text:span text:style-name="T3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xml:id="id22" draw:id="id22" draw:layer="layout" svg:width="4.312cm" svg:height="1.108cm" svg:x="0.503cm" svg:y="2.672cm">
          <text:list text:style-name="L2">
            <text:list-header>
              <text:p text:style-name="P4"><text:span text:style-name="T3"><text:s text:c="2"/></text:span><text:span text:style-name="T3">char k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xml:id="id23" draw:id="id23" draw:layer="layout" svg:width="2.619cm" svg:height="1.108cm" svg:x="0.502cm" svg:y="3.933cm">
          <text:list text:style-name="L2">
            <text:list-header>
              <text:p text:style-name="P4"><text:span text:style-name="T3"><text:s text:c="2"/></text:span><text:span text:style-name="T3">do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xml:id="id24" draw:id="id24" draw:layer="layout" svg:width="7.275cm" svg:height="1.108cm" svg:x="0.503cm" svg:y="5.19cm">
          <text:list text:style-name="L2">
            <text:list-header>
              <text:p text:style-name="P4"><text:span text:style-name="T3"><text:s text:c="4"/></text:span><text:span text:style-name="T3">if(*pr==*ul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xml:id="id37" draw:id="id37" draw:layer="layout" svg:width="2.618cm" svg:height="1.108cm" svg:x="0.503cm" svg:y="6.451cm">
          <text:list text:style-name="L2">
            <text:list-header>
              <text:p text:style-name="P4"><text:span text:style-name="T3"><text:s text:c="4"/></text:span><text:span text:style-name="T3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xml:id="id38" draw:id="id38" draw:layer="layout" svg:width="13.625cm" svg:height="1.108cm" svg:x="0.503cm" svg:y="7.713cm">
          <text:list text:style-name="L2">
            <text:list-header>
              <text:p text:style-name="P4"><text:span text:style-name="T3"><text:s text:c="6"/></text:span><text:span text:style-name="T3">printf("\n\nCola vacía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xml:id="id39" draw:id="id39" draw:layer="layout" svg:width="6.005cm" svg:height="1.108cm" svg:x="0.503cm" svg:y="8.974cm">
          <text:list text:style-name="L2">
            <text:list-header>
              <text:p text:style-name="P4"><text:span text:style-name="T3"><text:s text:c="6"/></text:span><text:span text:style-name="T3">return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xml:id="id40" draw:id="id40" draw:layer="layout" svg:width="2.618cm" svg:height="1.108cm" svg:x="0.503cm" svg:y="10.231cm">
          <text:list text:style-name="L2">
            <text:list-header>
              <text:p text:style-name="P4"><text:span text:style-name="T3"><text:s text:c="4"/></text:span><text:span text:style-name="T3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xml:id="id25" draw:id="id25" draw:layer="layout" svg:width="16.588cm" svg:height="1.108cm" svg:x="0.503cm" svg:y="11.492cm">
          <text:list text:style-name="L2">
            <text:list-header>
              <text:p text:style-name="P4"><text:span text:style-name="T3"><text:s text:c="4"/></text:span><text:span text:style-name="T3">printf("\nEl dato es :%d",d[*ul]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xml:id="id27" draw:id="id27" draw:layer="layout" svg:width="5.582cm" svg:height="1.108cm" svg:x="0.503cm" svg:y="12.753cm">
          <text:list text:style-name="L2">
            <text:list-header>
              <text:p text:style-name="P4"><text:span text:style-name="T3"><text:s text:c="4"/></text:span><text:span text:style-name="T3">(*ul)++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xml:id="id30" draw:id="id30" draw:layer="layout" svg:width="16.588cm" svg:height="1.108cm" svg:x="0.503cm" svg:y="14.01cm">
          <text:list text:style-name="L2">
            <text:list-header>
              <text:p text:style-name="P4"><text:span text:style-name="T3"><text:s text:c="4"/></text:span><text:span text:style-name="T3">printf("\nOtro dato ( S / N )? 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xml:id="id31" draw:id="id31" draw:layer="layout" svg:width="10.662cm" svg:height="1.108cm" svg:x="0.503cm" svg:y="15.271cm">
          <text:list text:style-name="L2">
            <text:list-header>
              <text:p text:style-name="P4"><text:span text:style-name="T3"><text:s text:c="4"/></text:span><text:span text:style-name="T3">k=toupper(getche()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xml:id="id32" draw:id="id32" draw:layer="layout" svg:width="7.699cm" svg:height="1.108cm" svg:x="0.502cm" svg:y="16.532cm">
          <text:list text:style-name="L2">
            <text:list-header>
              <text:p text:style-name="P4"><text:span text:style-name="T3"><text:s text:c="2"/></text:span><text:span text:style-name="T3">}while(k=='S'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xml:id="id41" draw:id="id41" draw:layer="layout" svg:width="0.925cm" svg:height="1.108cm" svg:x="0.503cm" svg:y="17.793cm">
          <text:list text:style-name="L2">
            <text:list-header>
              <text:p text:style-name="P4"><text:span text:style-name="T4">}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2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1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3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4" smil:attributeName="color" smil:to="#000000"/>
                </anim:par>
                <anim:par smil:begin="1s" presentation:node-type="with-previous" presentation:group-id="0" presentation:preset-class="emphasis" presentation:preset-id="ooo-emphasis-font-color" presentation:preset-sub-type="1">
                  <anim:set smil:dur="indefinite" smil:targetElement="id25" smil:attributeName="color" smil:to="#ff3300"/>
                </anim:par>
                <anim:par smil:begin="1.5s" smil:fill="hold" presentation:node-type="with-previous" presentation:group-id="0" presentation:preset-class="exit" presentation:preset-id="ooo-exit-fade-out">
                  <anim:transitionFilter smil:dur="2s" smil:targetElement="id26" smil:type="fade" smil:subtype="crossfade" smil:mode="out"/>
                  <anim:set smil:begin="1.999s" smil:dur="0.001s" smil:fill="hold" smil:targetElement="id2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5" smil:attributeName="color" smil:to="#000000"/>
                </anim:par>
                <anim:par smil:begin="1s" presentation:node-type="with-previous" presentation:group-id="0" presentation:preset-class="emphasis" presentation:preset-id="ooo-emphasis-font-color" presentation:preset-sub-type="1">
                  <anim:set smil:dur="indefinite" smil:targetElement="id27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7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3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3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3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31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3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32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3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4" smil:attributeName="color" smil:to="#000000"/>
                </anim:par>
                <anim:par smil:begin="1s" presentation:node-type="with-previous" presentation:group-id="2" presentation:preset-class="emphasis" presentation:preset-id="ooo-emphasis-font-color" presentation:preset-sub-type="1">
                  <anim:set smil:dur="indefinite" smil:targetElement="id25" smil:attributeName="color" smil:to="#ff3300"/>
                </anim:par>
                <anim:par smil:begin="1.5s" smil:fill="hold" presentation:node-type="with-previous" presentation:group-id="0" presentation:preset-class="exit" presentation:preset-id="ooo-exit-fade-out">
                  <anim:transitionFilter smil:dur="2s" smil:targetElement="id33" smil:type="fade" smil:subtype="crossfade" smil:mode="out"/>
                  <anim:set smil:begin="1.999s" smil:dur="0.001s" smil:fill="hold" smil:targetElement="id3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5" smil:attributeName="color" smil:to="#000000"/>
                </anim:par>
                <anim:par smil:begin="1s" presentation:node-type="with-previous" presentation:group-id="2" presentation:preset-class="emphasis" presentation:preset-id="ooo-emphasis-font-color" presentation:preset-sub-type="1">
                  <anim:set smil:dur="indefinite" smil:targetElement="id27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7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3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30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3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31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3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32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3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4" smil:attributeName="color" smil:to="#000000"/>
                </anim:par>
                <anim:par smil:begin="1s" presentation:node-type="with-previous" presentation:group-id="4" presentation:preset-class="emphasis" presentation:preset-id="ooo-emphasis-font-color" presentation:preset-sub-type="1">
                  <anim:set smil:dur="indefinite" smil:targetElement="id25" smil:attributeName="color" smil:to="#ff3300"/>
                </anim:par>
                <anim:par smil:begin="1.5s" smil:fill="hold" presentation:node-type="with-previous" presentation:group-id="0" presentation:preset-class="exit" presentation:preset-id="ooo-exit-fade-out">
                  <anim:transitionFilter smil:dur="2s" smil:targetElement="id35" smil:type="fade" smil:subtype="crossfade" smil:mode="out"/>
                  <anim:set smil:begin="1.999s" smil:dur="0.001s" smil:fill="hold" smil:targetElement="id3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5" smil:attributeName="color" smil:to="#000000"/>
                </anim:par>
                <anim:par smil:begin="1s" presentation:node-type="with-previous" presentation:group-id="4" presentation:preset-class="emphasis" presentation:preset-id="ooo-emphasis-font-color" presentation:preset-sub-type="1">
                  <anim:set smil:dur="indefinite" smil:targetElement="id27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7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3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30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3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31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3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32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2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23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2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2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37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37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38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38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39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39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4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40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4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41" smil:attributeName="color" smil:to="#000000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style-name="gr8" draw:text-style-name="P9" draw:layer="layout" svg:width="23.002cm" svg:height="8.389cm" svg:x="1.199cm" svg:y="5.331cm">
          <text:list text:style-name="L3">
            <text:list-header>
              <text:p text:style-name="P8"><text:span text:style-name="T8">COLA CIRCULA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3" draw:text-style-name="P5" xml:id="id42" draw:id="id42" draw:layer="layout" svg:width="24.632cm" svg:height="1.108cm" svg:x="0.005cm" svg:y="0cm">
          <text:list text:style-name="L2">
            <text:list-header>
              <text:p text:style-name="P4"><text:span text:style-name="T3">void ingresa(int *d,int **pon,int *lle,int *vac,int *sac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xml:id="id43" draw:id="id43" draw:layer="layout" svg:width="0.925cm" svg:height="1.108cm" svg:x="0.005cm" svg:y="1.001cm">
          <text:list text:style-name="L2">
            <text:list-header>
              <text:p text:style-name="P4"><text:span text:style-name="T4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3.202cm" svg:height="1.108cm" svg:x="0.005cm" svg:y="4.985cm">
          <text:list text:style-name="L2">
            <text:list-header>
              <text:p text:style-name="P4"><text:span text:style-name="T3"><text:s text:c="5"/></text:span><text:span text:style-name="T3">printf("\n\nCola llena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44" draw:id="id44" draw:layer="layout" svg:width="4.312cm" svg:height="1.108cm" svg:x="0.005cm" svg:y="1.995cm">
          <text:list text:style-name="L2">
            <text:list-header>
              <text:p text:style-name="P4"><text:span text:style-name="T3"><text:s text:c="2"/></text:span><text:span text:style-name="T3">char k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45" draw:id="id45" draw:layer="layout" svg:width="2.619cm" svg:height="1.108cm" svg:x="0.004cm" svg:y="2.992cm">
          <text:list text:style-name="L2">
            <text:list-header>
              <text:p text:style-name="P4"><text:span text:style-name="T3"><text:s text:c="2"/></text:span><text:span text:style-name="T3">do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46" draw:id="id46" draw:layer="layout" svg:width="5.582cm" svg:height="1.108cm" svg:x="0.005cm" svg:y="3.988cm">
          <text:list text:style-name="L2">
            <text:list-header>
              <text:p text:style-name="P4"><text:span text:style-name="T3"><text:s text:c="3"/></text:span><text:span text:style-name="T3">if(*lle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.006cm" svg:height="1.108cm" svg:x="0.004cm" svg:y="5.981cm">
          <text:list text:style-name="L2">
            <text:list-header>
              <text:p text:style-name="P4"><text:span text:style-name="T3"><text:s text:c="5"/></text:span><text:span text:style-name="T3">return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47" draw:id="id47" draw:layer="layout" svg:width="14.895cm" svg:height="1.108cm" svg:x="0.005cm" svg:y="6.978cm">
          <text:list text:style-name="L2">
            <text:list-header>
              <text:p text:style-name="P4"><text:span text:style-name="T3"><text:s text:c="3"/></text:span><text:span text:style-name="T3">printf("\nIngrese el dato : 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48" draw:id="id48" draw:layer="layout" svg:width="8.969cm" svg:height="1.108cm" svg:x="0.004cm" svg:y="7.975cm">
          <text:list text:style-name="L2">
            <text:list-header>
              <text:p text:style-name="P4"><text:span text:style-name="T3"><text:s text:c="3"/></text:span><text:span text:style-name="T3">scanf("%d",*pon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50" draw:id="id50" draw:layer="layout" svg:width="4.735cm" svg:height="1.108cm" svg:x="0.005cm" svg:y="8.971cm">
          <text:list text:style-name="L2">
            <text:list-header>
              <text:p text:style-name="P4"><text:span text:style-name="T3"><text:s text:c="3"/></text:span><text:span text:style-name="T3">*vac=0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51" draw:id="id51" draw:layer="layout" svg:width="5.582cm" svg:height="1.108cm" svg:x="0.005cm" svg:y="9.972cm">
          <text:list text:style-name="L2">
            <text:list-header>
              <text:p text:style-name="P4"><text:span text:style-name="T3"><text:s text:c="3"/></text:span><text:span text:style-name="T3">(*pon)++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56" draw:id="id56" draw:layer="layout" svg:width="8.122cm" svg:height="1.108cm" svg:x="0.005cm" svg:y="10.969cm">
          <text:list text:style-name="L2">
            <text:list-header>
              <text:p text:style-name="P4"><text:span text:style-name="T3"><text:s text:c="3"/></text:span><text:span text:style-name="T3">if(*pon==d+MAX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582cm" svg:height="1.108cm" svg:x="0.005cm" svg:y="11.965cm">
          <text:list text:style-name="L2">
            <text:list-header>
              <text:p text:style-name="P4"><text:span text:style-name="T3"><text:s text:c="5"/></text:span><text:span text:style-name="T3">*pon=d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57" draw:id="id57" draw:layer="layout" svg:width="7.275cm" svg:height="1.108cm" svg:x="0.005cm" svg:y="12.962cm">
          <text:list text:style-name="L2">
            <text:list-header>
              <text:p text:style-name="P4"><text:span text:style-name="T3"><text:s text:c="3"/></text:span><text:span text:style-name="T3">if(*pon==sac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582cm" svg:height="1.108cm" svg:x="0.005cm" svg:y="13.959cm">
          <text:list text:style-name="L2">
            <text:list-header>
              <text:p text:style-name="P4"><text:span text:style-name="T3"><text:s text:c="5"/></text:span><text:span text:style-name="T3">*lle=1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58" draw:id="id58" draw:layer="layout" svg:width="15.742cm" svg:height="1.108cm" svg:x="0.005cm" svg:y="14.955cm">
          <text:list text:style-name="L2">
            <text:list-header>
              <text:p text:style-name="P4"><text:span text:style-name="T3"><text:s text:c="3"/></text:span><text:span text:style-name="T3">printf("\nOtro dato ( S / N )?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59" draw:id="id59" draw:layer="layout" svg:width="10.239cm" svg:height="1.108cm" svg:x="0.004cm" svg:y="15.952cm">
          <text:list text:style-name="L2">
            <text:list-header>
              <text:p text:style-name="P4"><text:span text:style-name="T3"><text:s text:c="3"/></text:span><text:span text:style-name="T3">k=toupper(getche()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60" draw:id="id60" draw:layer="layout" svg:width="7.699cm" svg:height="1.108cm" svg:x="0.004cm" svg:y="16.948cm">
          <text:list text:style-name="L2">
            <text:list-header>
              <text:p text:style-name="P4"><text:span text:style-name="T3"><text:s text:c="2"/></text:span><text:span text:style-name="T3">}while(k=='S'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67" draw:id="id67" draw:layer="layout" svg:width="0.925cm" svg:height="1.108cm" svg:x="0.005cm" svg:y="17.945cm">
          <text:list text:style-name="L2">
            <text:list-header>
              <text:p text:style-name="P4"><text:span text:style-name="T3">}</text:span></text:p>
            </text:list-header>
          </text:list>
          <draw:enhanced-geometry svg:viewBox="0 0 21600 21600" draw:type="rectangle" draw:enhanced-path="M 0 0 L 21600 0 21600 21600 0 21600 0 0 Z N"/>
        </draw:custom-shape>
        <draw:polyline draw:style-name="gr10" draw:text-style-name="P7" xml:id="id66" draw:id="id66" draw:layer="layout" svg:width="0.803cm" svg:height="1.111cm" svg:x="21.471cm" svg:y="12.359cm" svg:viewBox="0 0 804 1112" draw:points="804,1112 0,0">
          <text:p/>
        </draw:polyline>
        <draw:custom-shape draw:style-name="gr7" draw:text-style-name="P5" xml:id="id65" draw:id="id65" draw:layer="layout" svg:width="2.072cm" svg:height="1.371cm" svg:x="21.198cm" svg:y="13.529cm">
          <text:list text:style-name="L2">
            <text:list-header>
              <text:p text:style-name="P6"><text:span text:style-name="T9">ing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1" draw:text-style-name="P5" draw:layer="layout" svg:width="8.224cm" svg:height="8.228cm" draw:transform="rotate (1.23586764333718) translate (13.209cm 12.018cm)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10" draw:text-style-name="P7" draw:layer="layout" svg:x1="18.446cm" svg:y1="8.802cm" svg:x2="18.446cm" svg:y2="7.43cm">
            <text:p/>
          </draw:line>
          <draw:line draw:style-name="gr12" draw:text-style-name="P7" draw:layer="layout" svg:x1="16.5cm" svg:y1="8.814cm" svg:x2="14.556cm" svg:y2="8.137cm">
            <text:p/>
          </draw:line>
          <draw:line draw:style-name="gr12" draw:text-style-name="P7" draw:layer="layout" svg:x1="22.33cm" svg:y1="10.841cm" svg:x2="20.39cm" svg:y2="10.166cm">
            <text:p/>
          </draw:line>
          <draw:line draw:style-name="gr12" draw:text-style-name="P7" draw:layer="layout" svg:x1="17.764cm" svg:y1="11.432cm" svg:x2="17.089cm" svg:y2="13.373cm">
            <text:p/>
          </draw:line>
          <draw:line draw:style-name="gr12" draw:text-style-name="P7" draw:layer="layout" svg:x1="19.793cm" svg:y1="5.602cm" svg:x2="19.117cm" svg:y2="7.543cm">
            <text:p/>
          </draw:line>
          <draw:line draw:style-name="gr12" draw:text-style-name="P7" draw:layer="layout" svg:x1="17.616cm" svg:y1="7.602cm" svg:x2="16.787cm" svg:y2="5.717cm">
            <text:p/>
          </draw:line>
          <draw:line draw:style-name="gr12" draw:text-style-name="P7" draw:layer="layout" svg:x1="20.099cm" svg:y1="13.251cm" svg:x2="19.27cm" svg:y2="11.366cm">
            <text:p/>
          </draw:line>
          <draw:line draw:style-name="gr12" draw:text-style-name="P7" draw:layer="layout" svg:x1="16.558cm" svg:y1="10.31cm" svg:x2="14.674cm" svg:y2="11.139cm">
            <text:p/>
          </draw:line>
          <draw:line draw:style-name="gr12" draw:text-style-name="P7" draw:layer="layout" svg:x1="22.211cm" svg:y1="7.83cm" svg:x2="20.326cm" svg:y2="8.659cm">
            <text:p/>
          </draw:line>
          <draw:custom-shape draw:style-name="gr7" draw:text-style-name="P5" draw:layer="layout" svg:width="1.547cm" svg:height="1.371cm" svg:x="17.599cm" svg:y="8.802cm">
            <text:list text:style-name="L2">
              <text:list-header>
                <text:p text:style-name="P6"><text:span text:style-name="T9">eg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7" draw:text-style-name="P5" xml:id="id49" draw:id="id49" draw:layer="layout" svg:width="1.107cm" svg:height="1.107cm" svg:x="17.758cm" svg:y="6.059cm">
          <text:list text:style-name="L2">
            <text:list-header>
              <text:p text:style-name="P10"><text:span text:style-name="T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5" xml:id="id61" draw:id="id61" draw:layer="layout" svg:width="1.102cm" svg:height="1.102cm" svg:x="19.804cm" svg:y="6.747cm">
          <text:list text:style-name="L2">
            <text:list-header>
              <text:p text:style-name="P10"><text:span text:style-name="T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5" xml:id="id64" draw:id="id64" draw:layer="layout" svg:width="1.102cm" svg:height="1.107cm" svg:x="21.189cm" svg:y="8.802cm">
          <text:list text:style-name="L2">
            <text:list-header>
              <text:p text:style-name="P6"><text:span text:style-name="T9">3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10" draw:text-style-name="P7" xml:id="id53" draw:id="id53" draw:layer="layout" svg:width="0.066cm" svg:height="1.368cm" svg:x="18.317cm" svg:y="4.005cm" svg:viewBox="0 0 67 1369" draw:points="0,0 67,1369">
          <text:p/>
        </draw:polyline>
        <draw:custom-shape draw:style-name="gr7" draw:text-style-name="P5" xml:id="id52" draw:id="id52" draw:layer="layout" svg:width="2.073cm" svg:height="1.372cm" svg:x="17.93cm" svg:y="2.522cm">
          <text:list text:style-name="L2">
            <text:list-header>
              <text:p text:style-name="P6"><text:span text:style-name="T9">ing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10" draw:text-style-name="P7" xml:id="id55" draw:id="id55" draw:layer="layout" svg:width="1.022cm" svg:height="0.912cm" svg:x="21.278cm" svg:y="5.552cm" svg:viewBox="0 0 1023 913" draw:points="1023,0 0,913">
          <text:p/>
        </draw:polyline>
        <draw:custom-shape draw:style-name="gr7" draw:text-style-name="P5" xml:id="id54" draw:id="id54" draw:layer="layout" svg:width="2.073cm" svg:height="1.372cm" svg:x="22.375cm" svg:y="4.427cm">
          <text:list text:style-name="L2">
            <text:list-header>
              <text:p text:style-name="P6"><text:span text:style-name="T9">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5" xml:id="id62" draw:id="id62" draw:layer="layout" svg:width="2.072cm" svg:height="1.371cm" svg:x="22.631cm" svg:y="10.394cm">
          <text:list text:style-name="L2">
            <text:list-header>
              <text:p text:style-name="P6"><text:span text:style-name="T9">ing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10" draw:text-style-name="P7" xml:id="id63" draw:id="id63" draw:layer="layout" svg:width="1.369cm" svg:height="0.059cm" svg:x="22.587cm" svg:y="9.37cm" svg:viewBox="0 0 1370 60" draw:points="1370,0 0,60">
          <text:p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4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42" smil:attributeName="color" smil:to="#000000"/>
                </anim:par>
                <anim:par smil:begin="0s" presentation:node-type="with-previous" presentation:group-id="1" presentation:preset-class="emphasis" presentation:preset-id="ooo-emphasis-font-color" presentation:preset-sub-type="1">
                  <anim:set smil:dur="indefinite" smil:targetElement="id4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43" smil:attributeName="color" smil:to="#000000"/>
                </anim:par>
                <anim:par smil:begin="0s" presentation:node-type="with-previous" presentation:group-id="1" presentation:preset-class="emphasis" presentation:preset-id="ooo-emphasis-font-color" presentation:preset-sub-type="1">
                  <anim:set smil:dur="indefinite" smil:targetElement="id4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44" smil:attributeName="color" smil:to="#000000"/>
                </anim:par>
                <anim:par smil:begin="0s" presentation:node-type="with-previous" presentation:group-id="1" presentation:preset-class="emphasis" presentation:preset-id="ooo-emphasis-font-color" presentation:preset-sub-type="1">
                  <anim:set smil:dur="indefinite" smil:targetElement="id45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45" smil:attributeName="color" smil:to="#000000"/>
                </anim:par>
                <anim:par smil:begin="0s" presentation:node-type="with-previous" presentation:group-id="1" presentation:preset-class="emphasis" presentation:preset-id="ooo-emphasis-font-color" presentation:preset-sub-type="1">
                  <anim:set smil:dur="indefinite" smil:targetElement="id46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46" smil:attributeName="color" smil:to="#000000"/>
                </anim:par>
                <anim:par smil:begin="0s" presentation:node-type="with-previous" presentation:group-id="1" presentation:preset-class="emphasis" presentation:preset-id="ooo-emphasis-font-color" presentation:preset-sub-type="1">
                  <anim:set smil:dur="indefinite" smil:targetElement="id47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47" smil:attributeName="color" smil:to="#000000"/>
                </anim:par>
                <anim:par smil:begin="1s" presentation:node-type="with-previous" presentation:group-id="1" presentation:preset-class="emphasis" presentation:preset-id="ooo-emphasis-font-color" presentation:preset-sub-type="1">
                  <anim:set smil:dur="indefinite" smil:targetElement="id48" smil:attributeName="color" smil:to="#ff3300"/>
                </anim:par>
                <anim:par smil:begin="1.5s" smil:fill="hold" presentation:node-type="with-previous" presentation:group-id="0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2s" smil:targetElement="id4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48" smil:attributeName="color" smil:to="#000000"/>
                </anim:par>
                <anim:par smil:begin="0s" presentation:node-type="with-previous" presentation:group-id="1" presentation:preset-class="emphasis" presentation:preset-id="ooo-emphasis-font-color" presentation:preset-sub-type="1">
                  <anim:set smil:dur="indefinite" smil:targetElement="id5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50" smil:attributeName="color" smil:to="#000000"/>
                </anim:par>
                <anim:par smil:begin="1s" presentation:node-type="with-previous" presentation:group-id="1" presentation:preset-class="emphasis" presentation:preset-id="ooo-emphasis-font-color" presentation:preset-sub-type="1">
                  <anim:set smil:dur="indefinite" smil:targetElement="id51" smil:attributeName="color" smil:to="#ff3300"/>
                </anim:par>
                <anim:par smil:begin="2s" smil:fill="hold" presentation:node-type="with-previous" presentation:group-id="0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3s" smil:fill="hold" presentation:node-type="with-previous" presentation:group-id="1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51" smil:attributeName="color" smil:to="#000000"/>
                </anim:par>
                <anim:par smil:begin="0s" presentation:node-type="with-previous" presentation:group-id="1" presentation:preset-class="emphasis" presentation:preset-id="ooo-emphasis-font-color" presentation:preset-sub-type="1">
                  <anim:set smil:dur="indefinite" smil:targetElement="id56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56" smil:attributeName="color" smil:to="#000000"/>
                </anim:par>
                <anim:par smil:begin="0s" presentation:node-type="with-previous" presentation:group-id="1" presentation:preset-class="emphasis" presentation:preset-id="ooo-emphasis-font-color" presentation:preset-sub-type="1">
                  <anim:set smil:dur="indefinite" smil:targetElement="id57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57" smil:attributeName="color" smil:to="#000000"/>
                </anim:par>
                <anim:par smil:begin="0s" presentation:node-type="with-previous" presentation:group-id="1" presentation:preset-class="emphasis" presentation:preset-id="ooo-emphasis-font-color" presentation:preset-sub-type="1">
                  <anim:set smil:dur="indefinite" smil:targetElement="id58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58" smil:attributeName="color" smil:to="#000000"/>
                </anim:par>
                <anim:par smil:begin="0s" presentation:node-type="with-previous" presentation:group-id="1" presentation:preset-class="emphasis" presentation:preset-id="ooo-emphasis-font-color" presentation:preset-sub-type="1">
                  <anim:set smil:dur="indefinite" smil:targetElement="id59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59" smil:attributeName="color" smil:to="#000000"/>
                </anim:par>
                <anim:par smil:begin="0s" presentation:node-type="with-previous" presentation:group-id="1" presentation:preset-class="emphasis" presentation:preset-id="ooo-emphasis-font-color" presentation:preset-sub-type="1">
                  <anim:set smil:dur="indefinite" smil:targetElement="id6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60" smil:attributeName="color" smil:to="#000000"/>
                </anim:par>
                <anim:par smil:begin="0s" presentation:node-type="with-previous" presentation:group-id="3" presentation:preset-class="emphasis" presentation:preset-id="ooo-emphasis-font-color" presentation:preset-sub-type="1">
                  <anim:set smil:dur="indefinite" smil:targetElement="id45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45" smil:attributeName="color" smil:to="#000000"/>
                </anim:par>
                <anim:par smil:begin="0s" presentation:node-type="with-previous" presentation:group-id="3" presentation:preset-class="emphasis" presentation:preset-id="ooo-emphasis-font-color" presentation:preset-sub-type="1">
                  <anim:set smil:dur="indefinite" smil:targetElement="id46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46" smil:attributeName="color" smil:to="#000000"/>
                </anim:par>
                <anim:par smil:begin="0s" presentation:node-type="with-previous" presentation:group-id="3" presentation:preset-class="emphasis" presentation:preset-id="ooo-emphasis-font-color" presentation:preset-sub-type="1">
                  <anim:set smil:dur="indefinite" smil:targetElement="id47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47" smil:attributeName="color" smil:to="#000000"/>
                </anim:par>
                <anim:par smil:begin="1s" presentation:node-type="with-previous" presentation:group-id="3" presentation:preset-class="emphasis" presentation:preset-id="ooo-emphasis-font-color" presentation:preset-sub-type="1">
                  <anim:set smil:dur="indefinite" smil:targetElement="id48" smil:attributeName="color" smil:to="#ff3300"/>
                </anim:par>
                <anim:par smil:begin="1.5s" smil:fill="hold" presentation:node-type="with-previous" presentation:group-id="0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2s" smil:targetElement="id6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48" smil:attributeName="color" smil:to="#000000"/>
                </anim:par>
                <anim:par smil:begin="0s" presentation:node-type="with-previous" presentation:group-id="3" presentation:preset-class="emphasis" presentation:preset-id="ooo-emphasis-font-color" presentation:preset-sub-type="1">
                  <anim:set smil:dur="indefinite" smil:targetElement="id5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50" smil:attributeName="color" smil:to="#000000"/>
                </anim:par>
                <anim:par smil:begin="1s" presentation:node-type="with-previous" presentation:group-id="3" presentation:preset-class="emphasis" presentation:preset-id="ooo-emphasis-font-color" presentation:preset-sub-type="1">
                  <anim:set smil:dur="indefinite" smil:targetElement="id51" smil:attributeName="color" smil:to="#ff3300"/>
                </anim:par>
                <anim:par smil:begin="2s" smil:fill="hold" presentation:node-type="with-previous" presentation:group-id="0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3s" smil:fill="hold" presentation:node-type="with-previous" presentation:group-id="1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51" smil:attributeName="color" smil:to="#000000"/>
                </anim:par>
                <anim:par smil:begin="0s" presentation:node-type="with-previous" presentation:group-id="3" presentation:preset-class="emphasis" presentation:preset-id="ooo-emphasis-font-color" presentation:preset-sub-type="1">
                  <anim:set smil:dur="indefinite" smil:targetElement="id56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56" smil:attributeName="color" smil:to="#000000"/>
                </anim:par>
                <anim:par smil:begin="0s" presentation:node-type="with-previous" presentation:group-id="3" presentation:preset-class="emphasis" presentation:preset-id="ooo-emphasis-font-color" presentation:preset-sub-type="1">
                  <anim:set smil:dur="indefinite" smil:targetElement="id57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57" smil:attributeName="color" smil:to="#000000"/>
                </anim:par>
                <anim:par smil:begin="0s" presentation:node-type="with-previous" presentation:group-id="3" presentation:preset-class="emphasis" presentation:preset-id="ooo-emphasis-font-color" presentation:preset-sub-type="1">
                  <anim:set smil:dur="indefinite" smil:targetElement="id58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58" smil:attributeName="color" smil:to="#000000"/>
                </anim:par>
                <anim:par smil:begin="0s" presentation:node-type="with-previous" presentation:group-id="3" presentation:preset-class="emphasis" presentation:preset-id="ooo-emphasis-font-color" presentation:preset-sub-type="1">
                  <anim:set smil:dur="indefinite" smil:targetElement="id59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59" smil:attributeName="color" smil:to="#000000"/>
                </anim:par>
                <anim:par smil:begin="0s" presentation:node-type="with-previous" presentation:group-id="3" presentation:preset-class="emphasis" presentation:preset-id="ooo-emphasis-font-color" presentation:preset-sub-type="1">
                  <anim:set smil:dur="indefinite" smil:targetElement="id6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60" smil:attributeName="color" smil:to="#000000"/>
                </anim:par>
                <anim:par smil:begin="0s" presentation:node-type="with-previous" presentation:group-id="5" presentation:preset-class="emphasis" presentation:preset-id="ooo-emphasis-font-color" presentation:preset-sub-type="1">
                  <anim:set smil:dur="indefinite" smil:targetElement="id45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45" smil:attributeName="color" smil:to="#000000"/>
                </anim:par>
                <anim:par smil:begin="0s" presentation:node-type="with-previous" presentation:group-id="5" presentation:preset-class="emphasis" presentation:preset-id="ooo-emphasis-font-color" presentation:preset-sub-type="1">
                  <anim:set smil:dur="indefinite" smil:targetElement="id46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46" smil:attributeName="color" smil:to="#000000"/>
                </anim:par>
                <anim:par smil:begin="0s" presentation:node-type="with-previous" presentation:group-id="5" presentation:preset-class="emphasis" presentation:preset-id="ooo-emphasis-font-color" presentation:preset-sub-type="1">
                  <anim:set smil:dur="indefinite" smil:targetElement="id47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47" smil:attributeName="color" smil:to="#000000"/>
                </anim:par>
                <anim:par smil:begin="1s" presentation:node-type="with-previous" presentation:group-id="5" presentation:preset-class="emphasis" presentation:preset-id="ooo-emphasis-font-color" presentation:preset-sub-type="1">
                  <anim:set smil:dur="indefinite" smil:targetElement="id48" smil:attributeName="color" smil:to="#ff3300"/>
                </anim:par>
                <anim:par smil:begin="1.5s" smil:fill="hold" presentation:node-type="with-previous" presentation:group-id="0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2s" smil:targetElement="id6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48" smil:attributeName="color" smil:to="#000000"/>
                </anim:par>
                <anim:par smil:begin="0s" presentation:node-type="with-previous" presentation:group-id="5" presentation:preset-class="emphasis" presentation:preset-id="ooo-emphasis-font-color" presentation:preset-sub-type="1">
                  <anim:set smil:dur="indefinite" smil:targetElement="id5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50" smil:attributeName="color" smil:to="#000000"/>
                </anim:par>
                <anim:par smil:begin="1s" presentation:node-type="with-previous" presentation:group-id="5" presentation:preset-class="emphasis" presentation:preset-id="ooo-emphasis-font-color" presentation:preset-sub-type="1">
                  <anim:set smil:dur="indefinite" smil:targetElement="id51" smil:attributeName="color" smil:to="#ff3300"/>
                </anim:par>
                <anim:par smil:begin="2s" smil:fill="hold" presentation:node-type="with-previous" presentation:group-id="0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3s" smil:fill="hold" presentation:node-type="with-previous" presentation:group-id="0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51" smil:attributeName="color" smil:to="#000000"/>
                </anim:par>
                <anim:par smil:begin="0s" presentation:node-type="with-previous" presentation:group-id="5" presentation:preset-class="emphasis" presentation:preset-id="ooo-emphasis-font-color" presentation:preset-sub-type="1">
                  <anim:set smil:dur="indefinite" smil:targetElement="id56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56" smil:attributeName="color" smil:to="#000000"/>
                </anim:par>
                <anim:par smil:begin="0s" presentation:node-type="with-previous" presentation:group-id="5" presentation:preset-class="emphasis" presentation:preset-id="ooo-emphasis-font-color" presentation:preset-sub-type="1">
                  <anim:set smil:dur="indefinite" smil:targetElement="id57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57" smil:attributeName="color" smil:to="#000000"/>
                </anim:par>
                <anim:par smil:begin="0s" presentation:node-type="with-previous" presentation:group-id="5" presentation:preset-class="emphasis" presentation:preset-id="ooo-emphasis-font-color" presentation:preset-sub-type="1">
                  <anim:set smil:dur="indefinite" smil:targetElement="id58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58" smil:attributeName="color" smil:to="#000000"/>
                </anim:par>
                <anim:par smil:begin="0s" presentation:node-type="with-previous" presentation:group-id="5" presentation:preset-class="emphasis" presentation:preset-id="ooo-emphasis-font-color" presentation:preset-sub-type="1">
                  <anim:set smil:dur="indefinite" smil:targetElement="id59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59" smil:attributeName="color" smil:to="#000000"/>
                </anim:par>
                <anim:par smil:begin="0s" presentation:node-type="with-previous" presentation:group-id="5" presentation:preset-class="emphasis" presentation:preset-id="ooo-emphasis-font-color" presentation:preset-sub-type="1">
                  <anim:set smil:dur="indefinite" smil:targetElement="id6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60" smil:attributeName="color" smil:to="#000000"/>
                </anim:par>
                <anim:par smil:begin="0s" presentation:node-type="with-previous" presentation:group-id="5" presentation:preset-class="emphasis" presentation:preset-id="ooo-emphasis-font-color" presentation:preset-sub-type="1">
                  <anim:set smil:dur="indefinite" smil:targetElement="id67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67" smil:attributeName="color" smil:to="#000000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style-name="gr3" draw:text-style-name="P5" xml:id="id68" draw:id="id68" draw:layer="layout" svg:width="22.939cm" svg:height="1.108cm" svg:x="0.004cm" svg:y="0cm">
          <text:list text:style-name="L2">
            <text:list-header>
              <text:p text:style-name="P4"><text:span text:style-name="T10">void lee(int *d,int **sac,int *vac,int *lle,int *pon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69" draw:id="id69" draw:layer="layout" svg:width="0.925cm" svg:height="1.108cm" svg:x="0.005cm" svg:y="1.056cm">
          <text:list text:style-name="L2">
            <text:list-header>
              <text:p text:style-name="P4"><text:span text:style-name="T3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70" draw:id="id70" draw:layer="layout" svg:width="4.312cm" svg:height="1.108cm" svg:x="0.005cm" svg:y="2.11cm">
          <text:list text:style-name="L2">
            <text:list-header>
              <text:p text:style-name="P4"><text:span text:style-name="T3"><text:s text:c="2"/></text:span><text:span text:style-name="T3">char k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71" draw:id="id71" draw:layer="layout" svg:width="2.619cm" svg:height="1.108cm" svg:x="0.004cm" svg:y="3.168cm">
          <text:list text:style-name="L2">
            <text:list-header>
              <text:p text:style-name="P4"><text:span text:style-name="T3"><text:s text:c="2"/></text:span><text:span text:style-name="T3">do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72" draw:id="id72" draw:layer="layout" svg:width="6.005cm" svg:height="1.108cm" svg:x="0.005cm" svg:y="4.222cm">
          <text:list text:style-name="L2">
            <text:list-header>
              <text:p text:style-name="P4"><text:span text:style-name="T3"><text:s text:c="4"/></text:span><text:span text:style-name="T3">if(*vac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89" draw:id="id89" draw:layer="layout" svg:width="13.625cm" svg:height="1.108cm" svg:x="0.005cm" svg:y="5.28cm">
          <text:list text:style-name="L2">
            <text:list-header>
              <text:p text:style-name="P4"><text:span text:style-name="T3"><text:s text:c="6"/></text:span><text:span text:style-name="T3">printf("\n\nCola vacía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90" draw:id="id90" draw:layer="layout" svg:width="6.429cm" svg:height="1.108cm" svg:x="0.004cm" svg:y="6.334cm">
          <text:list text:style-name="L2">
            <text:list-header>
              <text:p text:style-name="P4"><text:span text:style-name="T3"><text:s text:c="6"/></text:span><text:span text:style-name="T3">return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73" draw:id="id73" draw:layer="layout" svg:width="5.158cm" svg:height="1.108cm" svg:x="0.005cm" svg:y="7.388cm">
          <text:list text:style-name="L2">
            <text:list-header>
              <text:p text:style-name="P4"><text:span text:style-name="T3"><text:s text:c="4"/></text:span><text:span text:style-name="T3">*lle=0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74" draw:id="id74" draw:layer="layout" svg:width="15.318cm" svg:height="1.108cm" svg:x="0.005cm" svg:y="8.446cm">
          <text:list text:style-name="L2">
            <text:list-header>
              <text:p text:style-name="P4"><text:span text:style-name="T3"><text:s text:c="4"/></text:span><text:span text:style-name="T3">printf("\nEldato es:%d",**sac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76" draw:id="id76" draw:layer="layout" svg:width="6.005cm" svg:height="1.108cm" svg:x="0.005cm" svg:y="9.5cm">
          <text:list text:style-name="L2">
            <text:list-header>
              <text:p text:style-name="P4"><text:span text:style-name="T3"><text:s text:c="4"/></text:span><text:span text:style-name="T3">(*sac)++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79" draw:id="id79" draw:layer="layout" svg:width="8.545cm" svg:height="1.108cm" svg:x="0.005cm" svg:y="10.559cm">
          <text:list text:style-name="L2">
            <text:list-header>
              <text:p text:style-name="P4"><text:span text:style-name="T3"><text:s text:c="4"/></text:span><text:span text:style-name="T3">if(*sac==d+MAX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.005cm" svg:height="1.108cm" svg:x="0.005cm" svg:y="11.613cm">
          <text:list text:style-name="L2">
            <text:list-header>
              <text:p text:style-name="P4"><text:span text:style-name="T3"><text:s text:c="6"/></text:span><text:span text:style-name="T3">*sac=d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80" draw:id="id80" draw:layer="layout" svg:width="7.698cm" svg:height="1.108cm" svg:x="0.005cm" svg:y="12.667cm">
          <text:list text:style-name="L2">
            <text:list-header>
              <text:p text:style-name="P4"><text:span text:style-name="T3"><text:s text:c="4"/></text:span><text:span text:style-name="T3">if(*sac==pon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88" draw:id="id88" draw:layer="layout" svg:width="6.005cm" svg:height="1.108cm" svg:x="0.005cm" svg:y="13.725cm">
          <text:list text:style-name="L2">
            <text:list-header>
              <text:p text:style-name="P4"><text:span text:style-name="T3"><text:s text:c="6"/></text:span><text:span text:style-name="T3">*vac=1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81" draw:id="id81" draw:layer="layout" svg:width="14.472cm" svg:height="1.108cm" svg:x="0.005cm" svg:y="14.779cm">
          <text:list text:style-name="L2">
            <text:list-header>
              <text:p text:style-name="P4"><text:span text:style-name="T3"><text:s text:c="4"/></text:span><text:span text:style-name="T3">printf("\nOtro dato (S/N)?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82" draw:id="id82" draw:layer="layout" svg:width="10.662cm" svg:height="1.108cm" svg:x="0.005cm" svg:y="15.837cm">
          <text:list text:style-name="L2">
            <text:list-header>
              <text:p text:style-name="P4"><text:span text:style-name="T3"><text:s text:c="4"/></text:span><text:span text:style-name="T3">k=toupper(getche()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83" draw:id="id83" draw:layer="layout" svg:width="7.699cm" svg:height="1.108cm" svg:x="0.004cm" svg:y="16.891cm">
          <text:list text:style-name="L2">
            <text:list-header>
              <text:p text:style-name="P4"><text:span text:style-name="T3"><text:s text:c="2"/></text:span><text:span text:style-name="T3">}while(k=='S'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91" draw:id="id91" draw:layer="layout" svg:width="0.925cm" svg:height="1.108cm" svg:x="0.005cm" svg:y="17.945cm">
          <text:list text:style-name="L2">
            <text:list-header>
              <text:p text:style-name="P4"><text:span text:style-name="T3">}</text:span></text:p>
            </text:list-header>
          </text:list>
          <draw:enhanced-geometry svg:viewBox="0 0 21600 21600" draw:type="rectangle" draw:enhanced-path="M 0 0 L 21600 0 21600 21600 0 21600 0 0 Z N"/>
        </draw:custom-shape>
        <draw:polyline draw:style-name="gr10" draw:text-style-name="P7" xml:id="id77" draw:id="id77" draw:layer="layout" svg:width="0cm" svg:height="1.37cm" svg:x="19.879cm" svg:y="5.454cm" svg:viewBox="0 0 0 1371" draw:points="0,1371 0,0">
          <text:p/>
        </draw:polyline>
        <draw:g>
          <draw:custom-shape draw:style-name="gr7" draw:text-style-name="P5" draw:layer="layout" svg:width="1.548cm" svg:height="1.372cm" svg:x="18.662cm" svg:y="6.575cm">
            <text:list text:style-name="L2">
              <text:list-header>
                <text:p text:style-name="P6"><text:span text:style-name="T9">eg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10" draw:text-style-name="P7" draw:layer="layout" svg:x1="23.708cm" svg:y1="11.494cm" svg:x2="22.904cm" svg:y2="10.383cm">
              <text:p/>
            </draw:line>
            <draw:custom-shape draw:style-name="gr7" draw:text-style-name="P5" draw:layer="layout" svg:width="2.072cm" svg:height="1.371cm" svg:x="22.631cm" svg:y="11.554cm">
              <text:list text:style-name="L2">
                <text:list-header>
                  <text:p text:style-name="P6"><text:span text:style-name="T9">i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g>
              <draw:custom-shape draw:style-name="gr11" draw:text-style-name="P5" draw:layer="layout" svg:width="8.224cm" svg:height="8.228cm" draw:transform="rotate (1.23586764333718) translate (14.642cm 10.043cm)">
                <text:p/>
  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line draw:style-name="gr12" draw:text-style-name="P7" draw:layer="layout" svg:x1="17.934cm" svg:y1="6.838cm" svg:x2="15.989cm" svg:y2="6.161cm">
                <text:p/>
              </draw:line>
              <draw:line draw:style-name="gr12" draw:text-style-name="P7" draw:layer="layout" svg:x1="23.763cm" svg:y1="8.867cm" svg:x2="21.822cm" svg:y2="8.191cm">
                <text:p/>
              </draw:line>
              <draw:line draw:style-name="gr12" draw:text-style-name="P7" draw:layer="layout" svg:x1="19.197cm" svg:y1="9.457cm" svg:x2="18.522cm" svg:y2="11.398cm">
                <text:p/>
              </draw:line>
              <draw:line draw:style-name="gr12" draw:text-style-name="P7" draw:layer="layout" svg:x1="21.227cm" svg:y1="3.627cm" svg:x2="20.551cm" svg:y2="5.568cm">
                <text:p/>
              </draw:line>
              <draw:line draw:style-name="gr12" draw:text-style-name="P7" draw:layer="layout" svg:x1="19.049cm" svg:y1="5.627cm" svg:x2="18.22cm" svg:y2="3.742cm">
                <text:p/>
              </draw:line>
              <draw:line draw:style-name="gr12" draw:text-style-name="P7" draw:layer="layout" svg:x1="21.532cm" svg:y1="11.276cm" svg:x2="20.703cm" svg:y2="9.391cm">
                <text:p/>
              </draw:line>
              <draw:line draw:style-name="gr12" draw:text-style-name="P7" draw:layer="layout" svg:x1="17.993cm" svg:y1="8.334cm" svg:x2="16.107cm" svg:y2="9.163cm">
                <text:p/>
              </draw:line>
              <draw:line draw:style-name="gr12" draw:text-style-name="P7" draw:layer="layout" svg:x1="23.645cm" svg:y1="5.855cm" svg:x2="21.76cm" svg:y2="6.684cm">
                <text:p/>
              </draw:line>
              <draw:custom-shape draw:style-name="gr13" draw:text-style-name="P5" draw:layer="layout" svg:width="1.107cm" svg:height="1.107cm" svg:x="19.191cm" svg:y="4.084cm">
                <text:p/>
                <draw:enhanced-geometry svg:viewBox="0 0 21600 21600" draw:type="mso-spt202" draw:enhanced-path="M 0 0 L 21600 0 21600 21600 0 21600 0 0 Z N"/>
              </draw:custom-shape>
              <draw:custom-shape draw:style-name="gr13" draw:text-style-name="P5" draw:layer="layout" svg:width="1.103cm" svg:height="1.102cm" svg:x="21.237cm" svg:y="4.772cm">
                <text:p/>
                <draw:enhanced-geometry svg:viewBox="0 0 21600 21600" draw:type="mso-spt202" draw:enhanced-path="M 0 0 L 21600 0 21600 21600 0 21600 0 0 Z N"/>
              </draw:custom-shape>
              <draw:custom-shape draw:style-name="gr13" draw:text-style-name="P5" draw:layer="layout" svg:width="1.102cm" svg:height="1.107cm" svg:x="22.622cm" svg:y="6.827cm">
                <text:p/>
                <draw:enhanced-geometry svg:viewBox="0 0 21600 21600" draw:type="mso-spt202" draw:enhanced-path="M 0 0 L 21600 0 21600 21600 0 21600 0 0 Z N"/>
              </draw:custom-shape>
            </draw:g>
          </draw:g>
        </draw:g>
        <draw:polyline draw:style-name="gr10" draw:text-style-name="P7" xml:id="id78" draw:id="id78" draw:layer="layout" svg:width="1.03cm" svg:height="0.904cm" svg:x="20.322cm" svg:y="6.124cm" svg:viewBox="0 0 1031 905" draw:points="0,905 1031,0">
          <text:p/>
        </draw:polyline>
        <draw:polyline draw:style-name="gr10" draw:text-style-name="P7" xml:id="id87" draw:id="id87" draw:layer="layout" svg:width="1.002cm" svg:height="0.935cm" svg:x="20.336cm" svg:y="8.001cm" svg:viewBox="0 0 1003 936" draw:points="0,0 1003,936">
          <text:p/>
        </draw:polyline>
        <draw:polyline draw:style-name="gr10" draw:text-style-name="P7" xml:id="id85" draw:id="id85" draw:layer="layout" svg:width="1.368cm" svg:height="0.065cm" svg:x="20.533cm" svg:y="7.385cm" svg:viewBox="0 0 1369 66" draw:points="0,66 1369,0">
          <text:p/>
        </draw:polyline>
        <draw:custom-shape draw:style-name="gr3" draw:text-style-name="P5" xml:id="id75" draw:id="id75" draw:layer="layout" svg:width="1.069cm" svg:height="1.615cm" svg:x="19.229cm" svg:y="3.713cm">
          <text:list text:style-name="L2">
            <text:list-header>
              <text:p text:style-name="P6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xml:id="id84" draw:id="id84" draw:layer="layout" svg:width="1.069cm" svg:height="1.615cm" svg:x="21.227cm" svg:y="4.524cm">
          <text:list text:style-name="L2">
            <text:list-header>
              <text:p text:style-name="P6"><text:span text:style-name="T11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xml:id="id86" draw:id="id86" draw:layer="layout" svg:width="1.069cm" svg:height="1.615cm" svg:x="22.426cm" svg:y="6.526cm">
          <text:list text:style-name="L2">
            <text:list-header>
              <text:p text:style-name="P6"><text:span text:style-name="T11">3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68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68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69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69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7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7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7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71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7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7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7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73" smil:attributeName="color" smil:to="#000000"/>
                </anim:par>
                <anim:par smil:begin="1s" presentation:node-type="with-previous" presentation:group-id="0" presentation:preset-class="emphasis" presentation:preset-id="ooo-emphasis-font-color" presentation:preset-sub-type="1">
                  <anim:set smil:dur="indefinite" smil:targetElement="id74" smil:attributeName="color" smil:to="#ff3300"/>
                </anim:par>
                <anim:par smil:begin="1.5s" smil:fill="hold" presentation:node-type="with-previous" presentation:group-id="0" presentation:preset-class="exit" presentation:preset-id="ooo-exit-fade-out">
                  <anim:transitionFilter smil:dur="2s" smil:targetElement="id75" smil:type="fade" smil:subtype="crossfade" smil:mode="out"/>
                  <anim:set smil:begin="1.999s" smil:dur="0.001s" smil:fill="hold" smil:targetElement="id7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74" smil:attributeName="color" smil:to="#000000"/>
                </anim:par>
                <anim:par smil:begin="1s" presentation:node-type="with-previous" presentation:group-id="0" presentation:preset-class="emphasis" presentation:preset-id="ooo-emphasis-font-color" presentation:preset-sub-type="1">
                  <anim:set smil:dur="indefinite" smil:targetElement="id76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77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76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79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79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8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8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8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81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8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8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8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83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7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71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7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72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7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73" smil:attributeName="color" smil:to="#000000"/>
                </anim:par>
                <anim:par smil:begin="1s" presentation:node-type="with-previous" presentation:group-id="2" presentation:preset-class="emphasis" presentation:preset-id="ooo-emphasis-font-color" presentation:preset-sub-type="1">
                  <anim:set smil:dur="indefinite" smil:targetElement="id74" smil:attributeName="color" smil:to="#ff3300"/>
                </anim:par>
                <anim:par smil:begin="1.5s" smil:fill="hold" presentation:node-type="with-previous" presentation:group-id="0" presentation:preset-class="exit" presentation:preset-id="ooo-exit-fade-out">
                  <anim:transitionFilter smil:dur="2s" smil:targetElement="id84" smil:type="fade" smil:subtype="crossfade" smil:mode="out"/>
                  <anim:set smil:begin="1.999s" smil:dur="0.001s" smil:fill="hold" smil:targetElement="id84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74" smil:attributeName="color" smil:to="#000000"/>
                </anim:par>
                <anim:par smil:begin="1s" presentation:node-type="with-previous" presentation:group-id="2" presentation:preset-class="emphasis" presentation:preset-id="ooo-emphasis-font-color" presentation:preset-sub-type="1">
                  <anim:set smil:dur="indefinite" smil:targetElement="id76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76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79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79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8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80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8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81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8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82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8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83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7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71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7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72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7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73" smil:attributeName="color" smil:to="#000000"/>
                </anim:par>
                <anim:par smil:begin="1s" presentation:node-type="with-previous" presentation:group-id="4" presentation:preset-class="emphasis" presentation:preset-id="ooo-emphasis-font-color" presentation:preset-sub-type="1">
                  <anim:set smil:dur="indefinite" smil:targetElement="id74" smil:attributeName="color" smil:to="#ff3300"/>
                </anim:par>
                <anim:par smil:begin="1.5s" smil:fill="hold" presentation:node-type="with-previous" presentation:group-id="0" presentation:preset-class="exit" presentation:preset-id="ooo-exit-fade-out">
                  <anim:transitionFilter smil:dur="2s" smil:targetElement="id86" smil:type="fade" smil:subtype="crossfade" smil:mode="out"/>
                  <anim:set smil:begin="1.999s" smil:dur="0.001s" smil:fill="hold" smil:targetElement="id8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74" smil:attributeName="color" smil:to="#000000"/>
                </anim:par>
                <anim:par smil:begin="1s" presentation:node-type="with-previous" presentation:group-id="4" presentation:preset-class="emphasis" presentation:preset-id="ooo-emphasis-font-color" presentation:preset-sub-type="1">
                  <anim:set smil:dur="indefinite" smil:targetElement="id76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85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76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79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79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8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8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88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88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8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81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8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82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8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83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7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71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7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7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89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89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9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90" smil:attributeName="color" smil:to="#000000"/>
                </anim:par>
                <anim:par smil:begin="0s" presentation:node-type="with-previous" presentation:group-id="8" presentation:preset-class="emphasis" presentation:preset-id="ooo-emphasis-font-color" presentation:preset-sub-type="1">
                  <anim:set smil:dur="indefinite" smil:targetElement="id9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91" smil:attributeName="color" smil:to="#000000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14" draw:text-style-name="P5" draw:layer="layout" svg:width="1.376cm" svg:height="1.72cm" svg:x="19.579cm" svg:y="8.6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08cm" svg:height="1.522cm" svg:x="21.837cm" svg:y="9.4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199cm" svg:height="1.371cm" svg:x="22.86cm" svg:y="11.8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61cm" svg:height="8.379cm" svg:x="6.895cm" svg:y="5.336cm">
          <text:list text:style-name="L2">
            <text:list-item>
              <text:p text:style-name="P11"><text:span text:style-name="T12">PILA</text:span></text:p>
            </text:list-item>
            <text:list-item>
              <text:p text:style-name="P11"><text:span text:style-name="T12">STACK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g>
          <draw:custom-shape draw:style-name="gr6" draw:text-style-name="P5" draw:layer="layout" svg:width="1.27cm" svg:height="1.27cm" draw:transform="rotate (-1.5707963267949) translate (21.356cm 4.392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7cm" svg:height="1.27cm" draw:transform="rotate (-1.5707963267949) translate (21.356cm 5.662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7cm" svg:height="1.27cm" draw:transform="rotate (-1.5707963267949) translate (21.356cm 6.932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7cm" svg:height="1.27cm" draw:transform="rotate (-1.5707963267949) translate (21.356cm 8.202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7cm" svg:height="1.27cm" draw:transform="rotate (-1.5707963267949) translate (21.356cm 9.472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7cm" svg:height="1.27cm" draw:transform="rotate (-1.5707963267949) translate (21.356cm 10.742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7cm" svg:height="1.27cm" draw:transform="rotate (-1.5707963267949) translate (21.356cm 12.012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7cm" svg:height="1.27cm" draw:transform="rotate (-1.5707963267949) translate (21.356cm 13.282cm)">
            <text:p/>
            <draw:enhanced-geometry svg:viewBox="0 0 21600 21600" draw:type="rectangle" draw:enhanced-path="M 0 0 L 21600 0 21600 21600 0 21600 0 0 Z N"/>
          </draw:custom-shape>
        </draw:g>
        <draw:g xml:id="id101" draw:id="id101">
          <draw:custom-shape draw:style-name="gr7" draw:text-style-name="P5" draw:layer="layout" svg:width="1.777cm" svg:height="0.763cm" svg:x="22.718cm" svg:y="4.705cm">
            <text:list text:style-name="L2">
              <text:list-header>
                <text:p text:style-name="P6"><text:span text:style-name="T5">índice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16" draw:text-style-name="P7" draw:layer="layout" svg:x1="22.55cm" svg:y1="5.062cm" svg:x2="21.369cm" svg:y2="5.067cm">
            <text:p/>
          </draw:line>
        </draw:g>
        <draw:custom-shape draw:style-name="gr7" draw:text-style-name="P5" xml:id="id99" draw:id="id99" draw:layer="layout" svg:width="0.759cm" svg:height="0.759cm" svg:x="20.289cm" svg:y="4.661cm">
          <text:list text:style-name="L2">
            <text:list-header>
              <text:p text:style-name="P6"><text:span text:style-name="T1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5" xml:id="id106" draw:id="id106" draw:layer="layout" svg:width="0.759cm" svg:height="0.759cm" svg:x="20.289cm" svg:y="5.931cm">
          <text:list text:style-name="L2">
            <text:list-header>
              <text:p text:style-name="P6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5" xml:id="id108" draw:id="id108" draw:layer="layout" svg:width="0.759cm" svg:height="0.759cm" svg:x="20.289cm" svg:y="7.201cm">
          <text:list text:style-name="L2">
            <text:list-header>
              <text:p text:style-name="P6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02" draw:id="id102">
          <draw:custom-shape draw:style-name="gr7" draw:text-style-name="P5" draw:layer="layout" svg:width="1.777cm" svg:height="0.763cm" svg:x="22.758cm" svg:y="5.891cm">
            <text:list text:style-name="L2">
              <text:list-header>
                <text:p text:style-name="P6"><text:span text:style-name="T5">índice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17" draw:text-style-name="P7" draw:layer="layout" svg:x1="22.565cm" svg:y1="6.301cm" svg:x2="21.383cm" svg:y2="6.306cm">
            <text:p/>
          </draw:line>
        </draw:g>
        <draw:g xml:id="id107" draw:id="id107">
          <draw:custom-shape draw:style-name="gr7" draw:text-style-name="P5" draw:layer="layout" svg:width="1.777cm" svg:height="0.762cm" svg:x="22.718cm" svg:y="7.034cm">
            <text:list text:style-name="L2">
              <text:list-header>
                <text:p text:style-name="P6"><text:span text:style-name="T5">índice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18" draw:text-style-name="P7" draw:layer="layout" svg:x1="22.564cm" svg:y1="7.435cm" svg:x2="21.373cm" svg:y2="7.439cm">
            <text:p/>
          </draw:line>
        </draw:g>
        <draw:g xml:id="id109" draw:id="id109">
          <draw:custom-shape draw:style-name="gr7" draw:text-style-name="P5" draw:layer="layout" svg:width="1.777cm" svg:height="0.763cm" svg:x="22.758cm" svg:y="8.431cm">
            <text:list text:style-name="L2">
              <text:list-header>
                <text:p text:style-name="P6"><text:span text:style-name="T5">índice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19" draw:text-style-name="P7" draw:layer="layout" svg:x1="22.565cm" svg:y1="8.841cm" svg:x2="21.383cm" svg:y2="8.846cm">
            <text:p/>
          </draw:line>
        </draw:g>
        <draw:custom-shape draw:style-name="gr9" draw:text-style-name="P5" xml:id="id92" draw:id="id92" draw:layer="layout" svg:width="12.355cm" svg:height="1.108cm" svg:x="0.702cm" svg:y="0.077cm">
          <text:list text:style-name="L2">
            <text:list-header>
              <text:p text:style-name="P4"><text:span text:style-name="T3">void ingresa(int *pr,int *d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93" draw:id="id93" draw:layer="layout" svg:width="0.925cm" svg:height="1.108cm" svg:x="0.702cm" svg:y="1.259cm">
          <text:list text:style-name="L2">
            <text:list-header>
              <text:p text:style-name="P4"><text:span text:style-name="T3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94" draw:id="id94" draw:layer="layout" svg:width="4.312cm" svg:height="1.108cm" svg:x="0.701cm" svg:y="2.445cm">
          <text:list text:style-name="L2">
            <text:list-header>
              <text:p text:style-name="P4"><text:span text:style-name="T3"><text:s text:c="2"/></text:span><text:span text:style-name="T3">char k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95" draw:id="id95" draw:layer="layout" svg:width="2.619cm" svg:height="1.108cm" svg:x="0.701cm" svg:y="3.631cm">
          <text:list text:style-name="L2">
            <text:list-header>
              <text:p text:style-name="P4"><text:span text:style-name="T3"><text:s text:c="2"/></text:span><text:span text:style-name="T3">do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96" draw:id="id96" draw:layer="layout" svg:width="7.275cm" svg:height="1.108cm" svg:x="0.702cm" svg:y="4.817cm">
          <text:list text:style-name="L2">
            <text:list-header>
              <text:p text:style-name="P4"><text:span text:style-name="T3"><text:s text:c="4"/></text:span><text:span text:style-name="T3">if(*pr&gt;=MAX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618cm" svg:height="1.108cm" svg:x="0.702cm" svg:y="6.003cm">
          <text:list text:style-name="L2">
            <text:list-header>
              <text:p text:style-name="P4"><text:span text:style-name="T3"><text:s text:c="4"/></text:span><text:span text:style-name="T3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3.625cm" svg:height="1.108cm" svg:x="0.702cm" svg:y="7.19cm">
          <text:list text:style-name="L2">
            <text:list-header>
              <text:p text:style-name="P4"><text:span text:style-name="T3"><text:s text:c="6"/></text:span><text:span text:style-name="T3">printf("\n\nPila llena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.005cm" svg:height="1.108cm" svg:x="0.702cm" svg:y="8.376cm">
          <text:list text:style-name="L2">
            <text:list-header>
              <text:p text:style-name="P4"><text:span text:style-name="T3"><text:s text:c="6"/></text:span><text:span text:style-name="T3">return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618cm" svg:height="1.108cm" svg:x="0.702cm" svg:y="9.562cm">
          <text:list text:style-name="L2">
            <text:list-header>
              <text:p text:style-name="P4"><text:span text:style-name="T3"><text:s text:c="4"/></text:span><text:span text:style-name="T3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97" draw:id="id97" draw:layer="layout" svg:width="15.318cm" svg:height="1.108cm" svg:x="0.702cm" svg:y="10.748cm">
          <text:list text:style-name="L2">
            <text:list-header>
              <text:p text:style-name="P4"><text:span text:style-name="T3"><text:s text:c="4"/></text:span><text:span text:style-name="T3">printf("\nIngrese el dato : 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98" draw:id="id98" draw:layer="layout" svg:width="10.238cm" svg:height="1.108cm" svg:x="0.702cm" svg:y="11.935cm">
          <text:list text:style-name="L2">
            <text:list-header>
              <text:p text:style-name="P4"><text:span text:style-name="T3"><text:s text:c="4"/></text:span><text:span text:style-name="T3">scanf("%d",d[*pr]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100" draw:id="id100" draw:layer="layout" svg:width="5.582cm" svg:height="1.108cm" svg:x="0.701cm" svg:y="13.121cm">
          <text:list text:style-name="L2">
            <text:list-header>
              <text:p text:style-name="P4"><text:span text:style-name="T3"><text:s text:c="4"/></text:span><text:span text:style-name="T3">(*pr)++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103" draw:id="id103" draw:layer="layout" svg:width="16.165cm" svg:height="1.108cm" svg:x="0.702cm" svg:y="14.307cm">
          <text:list text:style-name="L2">
            <text:list-header>
              <text:p text:style-name="P4"><text:span text:style-name="T3"><text:s text:c="4"/></text:span><text:span text:style-name="T3">printf("\nOtro dato ( S / N )?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104" draw:id="id104" draw:layer="layout" svg:width="10.662cm" svg:height="1.108cm" svg:x="0.701cm" svg:y="15.493cm">
          <text:list text:style-name="L2">
            <text:list-header>
              <text:p text:style-name="P4"><text:span text:style-name="T3"><text:s text:c="4"/></text:span><text:span text:style-name="T3">k=toupper(getche()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105" draw:id="id105" draw:layer="layout" svg:width="7.699cm" svg:height="1.108cm" svg:x="0.701cm" svg:y="16.679cm">
          <text:list text:style-name="L2">
            <text:list-header>
              <text:p text:style-name="P4"><text:span text:style-name="T3"><text:s text:c="2"/></text:span><text:span text:style-name="T3">}while(k=='S'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110" draw:id="id110" draw:layer="layout" svg:width="0.925cm" svg:height="1.108cm" svg:x="0.702cm" svg:y="17.866cm">
          <text:list text:style-name="L2">
            <text:list-header>
              <text:p text:style-name="P4"><text:span text:style-name="T3">}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9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9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9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93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9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9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95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95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96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96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97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97" smil:attributeName="color" smil:to="#000000"/>
                </anim:par>
                <anim:par smil:begin="1s" presentation:node-type="with-previous" presentation:group-id="0" presentation:preset-class="emphasis" presentation:preset-id="ooo-emphasis-font-color" presentation:preset-sub-type="1">
                  <anim:set smil:dur="indefinite" smil:targetElement="id98" smil:attributeName="color" smil:to="#ff3300"/>
                </anim:par>
                <anim:par smil:begin="1.5s" smil:fill="hold" presentation:node-type="with-previous" presentation:group-id="0" presentation:preset-class="entrance" presentation:preset-id="ooo-entrance-fade-in">
                  <anim:set smil:begin="0s" smil:dur="0.001s" smil:fill="hold" smil:targetElement="id99" smil:attributeName="visibility" smil:to="visible"/>
                  <anim:transitionFilter smil:dur="2s" smil:targetElement="id9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98" smil:attributeName="color" smil:to="#000000"/>
                </anim:par>
                <anim:par smil:begin="1s" presentation:node-type="with-previous" presentation:group-id="0" presentation:preset-class="emphasis" presentation:preset-id="ooo-emphasis-font-color" presentation:preset-sub-type="1">
                  <anim:set smil:dur="indefinite" smil:targetElement="id100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101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0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0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03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0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0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05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05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95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95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96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96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97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97" smil:attributeName="color" smil:to="#000000"/>
                </anim:par>
                <anim:par smil:begin="1s" presentation:node-type="with-previous" presentation:group-id="2" presentation:preset-class="emphasis" presentation:preset-id="ooo-emphasis-font-color" presentation:preset-sub-type="1">
                  <anim:set smil:dur="indefinite" smil:targetElement="id98" smil:attributeName="color" smil:to="#ff3300"/>
                </anim:par>
                <anim:par smil:begin="1.5s" smil:fill="hold" presentation:node-type="with-previous" presentation:group-id="0" presentation:preset-class="entrance" presentation:preset-id="ooo-entrance-fade-in">
                  <anim:set smil:begin="0s" smil:dur="0.001s" smil:fill="hold" smil:targetElement="id106" smil:attributeName="visibility" smil:to="visible"/>
                  <anim:transitionFilter smil:dur="2s" smil:targetElement="id10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98" smil:attributeName="color" smil:to="#000000"/>
                </anim:par>
                <anim:par smil:begin="1s" presentation:node-type="with-previous" presentation:group-id="2" presentation:preset-class="emphasis" presentation:preset-id="ooo-emphasis-font-color" presentation:preset-sub-type="1">
                  <anim:set smil:dur="indefinite" smil:targetElement="id100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102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00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0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03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0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0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05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05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95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95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96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96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97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97" smil:attributeName="color" smil:to="#000000"/>
                </anim:par>
                <anim:par smil:begin="1s" presentation:node-type="with-previous" presentation:group-id="4" presentation:preset-class="emphasis" presentation:preset-id="ooo-emphasis-font-color" presentation:preset-sub-type="1">
                  <anim:set smil:dur="indefinite" smil:targetElement="id98" smil:attributeName="color" smil:to="#ff3300"/>
                </anim:par>
                <anim:par smil:begin="1.5s" smil:fill="hold" presentation:node-type="with-previous" presentation:group-id="0" presentation:preset-class="entrance" presentation:preset-id="ooo-entrance-fade-in">
                  <anim:set smil:begin="0s" smil:dur="0.001s" smil:fill="hold" smil:targetElement="id108" smil:attributeName="visibility" smil:to="visible"/>
                  <anim:transitionFilter smil:dur="2s" smil:targetElement="id10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98" smil:attributeName="color" smil:to="#000000"/>
                </anim:par>
                <anim:par smil:begin="1s" presentation:node-type="with-previous" presentation:group-id="4" presentation:preset-class="emphasis" presentation:preset-id="ooo-emphasis-font-color" presentation:preset-sub-type="1">
                  <anim:set smil:dur="indefinite" smil:targetElement="id100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107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00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0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03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0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04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05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05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10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10" smil:attributeName="color" smil:to="#000000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g xml:id="id116" draw:id="id116">
          <draw:custom-shape draw:style-name="gr7" draw:text-style-name="P5" draw:layer="layout" svg:width="1.777cm" svg:height="0.763cm" svg:x="22.529cm" svg:y="8.29cm">
            <text:list text:style-name="L2">
              <text:list-header>
                <text:p text:style-name="P6"><text:span text:style-name="T5">índice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20" draw:text-style-name="P7" draw:layer="layout" svg:x1="22.362cm" svg:y1="8.647cm" svg:x2="21.18cm" svg:y2="8.651cm">
            <text:p/>
          </draw:line>
        </draw:g>
        <draw:g>
          <draw:custom-shape draw:style-name="gr6" draw:text-style-name="P5" draw:layer="layout" svg:width="1.27cm" svg:height="1.27cm" draw:transform="rotate (-1.5707963267949) translate (21.167cm 4.136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7cm" svg:height="1.27cm" draw:transform="rotate (-1.5707963267949) translate (21.167cm 5.406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7cm" svg:height="1.27cm" draw:transform="rotate (-1.5707963267949) translate (21.167cm 6.676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7cm" svg:height="1.27cm" draw:transform="rotate (-1.5707963267949) translate (21.167cm 7.946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7cm" svg:height="1.27cm" draw:transform="rotate (-1.5707963267949) translate (21.167cm 9.216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7cm" svg:height="1.27cm" draw:transform="rotate (-1.5707963267949) translate (21.167cm 10.486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7cm" svg:height="1.27cm" draw:transform="rotate (-1.5707963267949) translate (21.167cm 11.756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7cm" svg:height="1.27cm" draw:transform="rotate (-1.5707963267949) translate (21.167cm 13.026cm)">
            <text:p/>
            <draw:enhanced-geometry svg:viewBox="0 0 21600 21600" draw:type="rectangle" draw:enhanced-path="M 0 0 L 21600 0 21600 21600 0 21600 0 0 Z N"/>
          </draw:custom-shape>
        </draw:g>
        <draw:custom-shape draw:style-name="gr7" draw:text-style-name="P5" xml:id="id127" draw:id="id127" draw:layer="layout" svg:width="0.758cm" svg:height="0.759cm" svg:x="20.1cm" svg:y="4.405cm">
          <text:list text:style-name="L2">
            <text:list-header>
              <text:p text:style-name="P6"><text:span text:style-name="T1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5" xml:id="id125" draw:id="id125" draw:layer="layout" svg:width="0.758cm" svg:height="0.759cm" svg:x="20.1cm" svg:y="5.675cm">
          <text:list text:style-name="L2">
            <text:list-header>
              <text:p text:style-name="P6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5" xml:id="id120" draw:id="id120" draw:layer="layout" svg:width="0.758cm" svg:height="0.759cm" svg:x="20.1cm" svg:y="6.945cm">
          <text:list text:style-name="L2">
            <text:list-header>
              <text:p text:style-name="P6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17" draw:id="id117">
          <draw:custom-shape draw:style-name="gr7" draw:text-style-name="P5" draw:layer="layout" svg:width="1.777cm" svg:height="0.763cm" svg:x="22.515cm" svg:y="6.936cm">
            <text:list text:style-name="L2">
              <text:list-header>
                <text:p text:style-name="P6"><text:span text:style-name="T5">índice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21" draw:text-style-name="P7" draw:layer="layout" svg:x1="22.347cm" svg:y1="7.293cm" svg:x2="21.166cm" svg:y2="7.298cm">
            <text:p/>
          </draw:line>
        </draw:g>
        <draw:g xml:id="id124" draw:id="id124">
          <draw:custom-shape draw:style-name="gr7" draw:text-style-name="P5" draw:layer="layout" svg:width="1.777cm" svg:height="0.763cm" svg:x="22.515cm" svg:y="5.666cm">
            <text:list text:style-name="L2">
              <text:list-header>
                <text:p text:style-name="P6"><text:span text:style-name="T5">índice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22" draw:text-style-name="P7" draw:layer="layout" svg:x1="22.347cm" svg:y1="6.023cm" svg:x2="21.166cm" svg:y2="6.028cm">
            <text:p/>
          </draw:line>
        </draw:g>
        <draw:g xml:id="id128" draw:id="id128">
          <draw:custom-shape draw:style-name="gr7" draw:text-style-name="P5" draw:layer="layout" svg:width="1.777cm" svg:height="0.763cm" svg:x="22.515cm" svg:y="3.126cm">
            <text:list text:style-name="L2">
              <text:list-header>
                <text:p text:style-name="P6"><text:span text:style-name="T5">índice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23" draw:text-style-name="P7" draw:layer="layout" svg:x1="22.347cm" svg:y1="3.483cm" svg:x2="21.166cm" svg:y2="3.488cm">
            <text:p/>
          </draw:line>
        </draw:g>
        <draw:g xml:id="id126" draw:id="id126">
          <draw:custom-shape draw:style-name="gr7" draw:text-style-name="P5" draw:layer="layout" svg:width="1.777cm" svg:height="0.763cm" svg:x="22.529cm" svg:y="4.326cm">
            <text:list text:style-name="L2">
              <text:list-header>
                <text:p text:style-name="P6"><text:span text:style-name="T5">índice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  <draw:line draw:style-name="gr24" draw:text-style-name="P7" draw:layer="layout" svg:x1="22.362cm" svg:y1="4.683cm" svg:x2="21.18cm" svg:y2="4.688cm">
            <text:p/>
          </draw:line>
        </draw:g>
        <draw:custom-shape draw:style-name="gr9" draw:text-style-name="P5" xml:id="id111" draw:id="id111" draw:layer="layout" svg:width="10.662cm" svg:height="1.108cm" svg:x="0.719cm" svg:y="0.236cm">
          <text:list text:style-name="L2">
            <text:list-header>
              <text:p text:style-name="P4"><text:span text:style-name="T3">void lee(int *pr,int *d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112" draw:id="id112" draw:layer="layout" svg:width="0.925cm" svg:height="1.108cm" svg:x="0.508cm" svg:y="1.576cm">
          <text:list text:style-name="L2">
            <text:list-header>
              <text:p text:style-name="P4"><text:span text:style-name="T3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113" draw:id="id113" draw:layer="layout" svg:width="4.312cm" svg:height="1.108cm" svg:x="0.507cm" svg:y="2.921cm">
          <text:list text:style-name="L2">
            <text:list-header>
              <text:p text:style-name="P4"><text:span text:style-name="T3"><text:s text:c="2"/></text:span><text:span text:style-name="T3">char k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114" draw:id="id114" draw:layer="layout" svg:width="2.619cm" svg:height="1.108cm" svg:x="0.507cm" svg:y="4.266cm">
          <text:list text:style-name="L2">
            <text:list-header>
              <text:p text:style-name="P4"><text:span text:style-name="T3"><text:s text:c="2"/></text:span><text:span text:style-name="T3">do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115" draw:id="id115" draw:layer="layout" svg:width="5.582cm" svg:height="1.108cm" svg:x="0.507cm" svg:y="5.611cm">
          <text:list text:style-name="L2">
            <text:list-header>
              <text:p text:style-name="P4"><text:span text:style-name="T3"><text:s text:c="4"/></text:span><text:span text:style-name="T3">(*pr)--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118" draw:id="id118" draw:layer="layout" svg:width="6.428cm" svg:height="1.108cm" svg:x="0.508cm" svg:y="6.952cm">
          <text:list text:style-name="L2">
            <text:list-header>
              <text:p text:style-name="P4"><text:span text:style-name="T3"><text:s text:c="4"/></text:span><text:span text:style-name="T3">if(*pr&lt;0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129" draw:id="id129" draw:layer="layout" svg:width="13.625cm" svg:height="1.108cm" svg:x="0.508cm" svg:y="8.297cm">
          <text:list text:style-name="L2">
            <text:list-header>
              <text:p text:style-name="P4"><text:span text:style-name="T3"><text:s text:c="6"/></text:span><text:span text:style-name="T3">printf("\n\nPila vacía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130" draw:id="id130" draw:layer="layout" svg:width="6.429cm" svg:height="1.108cm" svg:x="0.507cm" svg:y="9.641cm">
          <text:list text:style-name="L2">
            <text:list-header>
              <text:p text:style-name="P4"><text:span text:style-name="T3"><text:s text:c="6"/></text:span><text:span text:style-name="T3">(*pr)=0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131" draw:id="id131" draw:layer="layout" svg:width="6.429cm" svg:height="1.108cm" svg:x="0.507cm" svg:y="10.986cm">
          <text:list text:style-name="L2">
            <text:list-header>
              <text:p text:style-name="P4"><text:span text:style-name="T3"><text:s text:c="6"/></text:span><text:span text:style-name="T3">return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119" draw:id="id119" draw:layer="layout" svg:width="16.588cm" svg:height="1.108cm" svg:x="0.508cm" svg:y="12.327cm">
          <text:list text:style-name="L2">
            <text:list-header>
              <text:p text:style-name="P4"><text:span text:style-name="T3"><text:s text:c="4"/></text:span><text:span text:style-name="T3">printf("\nEl dato es :%d",d[*pr]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121" draw:id="id121" draw:layer="layout" svg:width="16.165cm" svg:height="1.108cm" svg:x="0.508cm" svg:y="13.672cm">
          <text:list text:style-name="L2">
            <text:list-header>
              <text:p text:style-name="P4"><text:span text:style-name="T3"><text:s text:c="4"/></text:span><text:span text:style-name="T3">printf("\nOtro dato ( S / N )?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122" draw:id="id122" draw:layer="layout" svg:width="10.662cm" svg:height="1.108cm" svg:x="0.507cm" svg:y="15.017cm">
          <text:list text:style-name="L2">
            <text:list-header>
              <text:p text:style-name="P4"><text:span text:style-name="T3"><text:s text:c="4"/></text:span><text:span text:style-name="T3">k=toupper(getche()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123" draw:id="id123" draw:layer="layout" svg:width="7.699cm" svg:height="1.108cm" svg:x="0.507cm" svg:y="16.362cm">
          <text:list text:style-name="L2">
            <text:list-header>
              <text:p text:style-name="P4"><text:span text:style-name="T3"><text:s text:c="2"/></text:span><text:span text:style-name="T3">}while(k=='S'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132" draw:id="id132" draw:layer="layout" svg:width="0.925cm" svg:height="1.108cm" svg:x="0.508cm" svg:y="17.707cm">
          <text:list text:style-name="L2">
            <text:list-header>
              <text:p text:style-name="P4"><text:span text:style-name="T3">}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11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11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1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1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1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13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1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14" smil:attributeName="color" smil:to="#000000"/>
                </anim:par>
                <anim:par smil:begin="1s" presentation:node-type="with-previous" presentation:group-id="0" presentation:preset-class="emphasis" presentation:preset-id="ooo-emphasis-font-color" presentation:preset-sub-type="1">
                  <anim:set smil:dur="indefinite" smil:targetElement="id115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116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15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18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18" smil:attributeName="color" smil:to="#000000"/>
                </anim:par>
                <anim:par smil:begin="1s" presentation:node-type="with-previous" presentation:group-id="0" presentation:preset-class="emphasis" presentation:preset-id="ooo-emphasis-font-color" presentation:preset-sub-type="1">
                  <anim:set smil:dur="indefinite" smil:targetElement="id119" smil:attributeName="color" smil:to="#ff3300"/>
                </anim:par>
                <anim:par smil:begin="1.5s" smil:fill="hold" presentation:node-type="with-previous" presentation:group-id="0" presentation:preset-class="exit" presentation:preset-id="ooo-exit-fade-out">
                  <anim:transitionFilter smil:dur="2s" smil:targetElement="id120" smil:type="fade" smil:subtype="crossfade" smil:mode="out"/>
                  <anim:set smil:begin="1.999s" smil:dur="0.001s" smil:fill="hold" smil:targetElement="id12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19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2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21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2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2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2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23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1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14" smil:attributeName="color" smil:to="#000000"/>
                </anim:par>
                <anim:par smil:begin="1s" presentation:node-type="with-previous" presentation:group-id="2" presentation:preset-class="emphasis" presentation:preset-id="ooo-emphasis-font-color" presentation:preset-sub-type="1">
                  <anim:set smil:dur="indefinite" smil:targetElement="id115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117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15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18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18" smil:attributeName="color" smil:to="#000000"/>
                </anim:par>
                <anim:par smil:begin="1s" presentation:node-type="with-previous" presentation:group-id="2" presentation:preset-class="emphasis" presentation:preset-id="ooo-emphasis-font-color" presentation:preset-sub-type="1">
                  <anim:set smil:dur="indefinite" smil:targetElement="id119" smil:attributeName="color" smil:to="#ff3300"/>
                </anim:par>
                <anim:par smil:begin="1.5s" smil:fill="hold" presentation:node-type="with-previous" presentation:group-id="0" presentation:preset-class="exit" presentation:preset-id="ooo-exit-fade-out">
                  <anim:transitionFilter smil:dur="2s" smil:targetElement="id125" smil:type="fade" smil:subtype="crossfade" smil:mode="out"/>
                  <anim:set smil:begin="1.999s" smil:dur="0.001s" smil:fill="hold" smil:targetElement="id12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19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2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21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2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22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2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23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1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14" smil:attributeName="color" smil:to="#000000"/>
                </anim:par>
                <anim:par smil:begin="1s" presentation:node-type="with-previous" presentation:group-id="4" presentation:preset-class="emphasis" presentation:preset-id="ooo-emphasis-font-color" presentation:preset-sub-type="1">
                  <anim:set smil:dur="indefinite" smil:targetElement="id115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124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15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18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18" smil:attributeName="color" smil:to="#000000"/>
                </anim:par>
                <anim:par smil:begin="1s" presentation:node-type="with-previous" presentation:group-id="4" presentation:preset-class="emphasis" presentation:preset-id="ooo-emphasis-font-color" presentation:preset-sub-type="1">
                  <anim:set smil:dur="indefinite" smil:targetElement="id119" smil:attributeName="color" smil:to="#ff3300"/>
                </anim:par>
                <anim:par smil:begin="1.5s" smil:fill="hold" presentation:node-type="with-previous" presentation:group-id="0" presentation:preset-class="exit" presentation:preset-id="ooo-exit-fade-out">
                  <anim:transitionFilter smil:dur="2s" smil:targetElement="id127" smil:type="fade" smil:subtype="crossfade" smil:mode="out"/>
                  <anim:set smil:begin="1.999s" smil:dur="0.001s" smil:fill="hold" smil:targetElement="id12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19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2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21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2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22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23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23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114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114" smil:attributeName="color" smil:to="#000000"/>
                </anim:par>
                <anim:par smil:begin="1s" presentation:node-type="with-previous" presentation:group-id="6" presentation:preset-class="emphasis" presentation:preset-id="ooo-emphasis-font-color" presentation:preset-sub-type="1">
                  <anim:set smil:dur="indefinite" smil:targetElement="id115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126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115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118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118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129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129" smil:attributeName="color" smil:to="#000000"/>
                </anim:par>
                <anim:par smil:begin="1s" presentation:node-type="with-previous" presentation:group-id="6" presentation:preset-class="emphasis" presentation:preset-id="ooo-emphasis-font-color" presentation:preset-sub-type="1">
                  <anim:set smil:dur="indefinite" smil:targetElement="id130" smil:attributeName="color" smil:to="#ff3300"/>
                </anim:par>
                <anim:par smil:begin="2s" smil:fill="hold" presentation:node-type="with-previous" presentation:preset-class="exit" presentation:preset-id="ooo-exit-disappear">
                  <anim:set smil:begin="0s" smil:dur="0.001s" smil:fill="hold" smil:targetElement="id128" smil:attributeName="visibility" smil:to="hidden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130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131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131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132" smil:attributeName="color" smil:to="#ff330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132" smil:attributeName="color" smil:to="#000000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>
        <presentation:show presentation:name="Custom Show 1" presentation:pages="page3,page4,page5,page6,page7,page8,page9,page10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318 318" svg:d="m159 0 159 318h-318z"/>
    <draw:marker draw:name="Arrowheads_20_2" draw:display-name="Arrowheads 2" svg:viewBox="0 0 318 318" svg:d="m159 0 159 318h-318z"/>
    <draw:marker draw:name="Arrowheads_20_3" draw:display-name="Arrowheads 3" svg:viewBox="0 0 318 318" svg:d="m159 0 159 318h-318z"/>
    <draw:marker draw:name="Arrowheads_20_4" draw:display-name="Arrowheads 4" svg:viewBox="0 0 318 318" svg:d="m159 0 159 318h-318z"/>
    <draw:marker draw:name="Arrowheads_20_5" draw:display-name="Arrowheads 5" svg:viewBox="0 0 318 318" svg:d="m159 0 159 318h-318z"/>
    <draw:marker draw:name="Arrowheads_20_6" draw:display-name="Arrowheads 6" svg:viewBox="0 0 318 318" svg:d="m159 0 159 318h-318z"/>
    <draw:marker draw:name="Arrowheads_20_7" draw:display-name="Arrowheads 7" svg:viewBox="0 0 318 318" svg:d="m159 0 159 318h-318z"/>
    <draw:marker draw:name="Arrowheads_20_8" draw:display-name="Arrowheads 8" svg:viewBox="0 0 318 318" svg:d="m159 0 159 318h-318z"/>
    <draw:marker draw:name="Arrowheads_20_9" draw:display-name="Arrowheads 9" svg:viewBox="0 0 318 318" svg:d="m159 0 159 318h-318z"/>
    <draw:marker draw:name="msArrowEnd_20_5" draw:display-name="msArrowEnd 5" svg:viewBox="0 0 210 210" svg:d="m105 0 105 210h-210z"/>
    <draw:marker draw:name="msArrowEnd_20_6" draw:display-name="msArrowEnd 6" svg:viewBox="0 0 318 530" svg:d="m159 0 159 530h-31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roid Sans Fallback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1.049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draw:style-name="Mgr4" draw:text-style-name="MP7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draw:style-name="Mgr5" draw:text-style-name="MP5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draw:style-name="Mgr5" draw:text-style-name="MP7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in título de diapositiva</dc:title>
    <meta:initial-creator>Ing. Osvaldo M. Pini</meta:initial-creator>
    <meta:creation-date>1999-07-22T15:46:53</meta:creation-date>
    <dc:date>2015-09-03T20:57:07</dc:date>
    <meta:editing-cycles>39</meta:editing-cycles>
    <meta:editing-duration>P4DT17H44M12S</meta:editing-duration>
    <meta:generator>LibreOffice/3.5$Linux_X86_64 LibreOffice_project/350m1$Build-2</meta:generator>
    <meta:document-statistic meta:object-count="302"/>
  </office:meta>
</office:document-meta>
</file>